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0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30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0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0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0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08" style:family="table-cell" style:parent-style-name="Default" style:data-style-name="N100"/>
    <style:style style:name="ce30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3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14" style:family="table-cell" style:parent-style-name="Default" style:data-style-name="N0"/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3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329" style:family="table-cell" style:parent-style-name="Default">
      <style:table-cell-properties fo:background-color="transparent"/>
    </style:style>
    <style:style style:name="ce3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36" style:family="table-cell" style:parent-style-name="Default">
      <style:table-cell-properties style:vertical-align="middle"/>
    </style:style>
    <style:style style:name="ce3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2" style:family="table-cell" style:parent-style-name="Default" style:data-style-name="N100">
      <style:table-cell-properties fo:background-color="transparent"/>
    </style:style>
    <style:style style:name="ce3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4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45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3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3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56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7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35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9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36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6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65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366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67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8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70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1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7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37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79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0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83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384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85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86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7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8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9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2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393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4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5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3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7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8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99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0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1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3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4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8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4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4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413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4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5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6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7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8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9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0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4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424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25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42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42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428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4" style:family="table-cell" style:parent-style-name="Default">
      <style:table-cell-properties fo:border-bottom="none" fo:border-left="none" fo:border-right="0.06pt solid #000000" fo:border-top="none"/>
    </style:style>
    <style:style style:name="ce4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4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9" style:family="table-cell" style:parent-style-name="Default">
      <style:table-cell-properties fo:border-bottom="0.06pt solid #000000" fo:border-left="none" fo:border-right="none" fo:border-top="none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5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start" fo:margin-left="0cm"/>
      <style:text-properties style:use-window-font-color="true" fo:font-size="10pt" style:font-size-asian="10pt" style:font-size-complex="10pt"/>
    </style:style>
    <style:style style:name="ce296" style:family="table-cell" style:parent-style-name="Default">
      <style:text-properties style:font-name="Liberation Serif" style:font-name-asian="Liberation Serif" style:font-name-complex="Liberation Seri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08"/>
        <table:table-column table:style-name="co3" table:default-cell-style-name="ce314"/>
        <table:table-column table:style-name="co4" table:default-cell-style-name="Default"/>
        <table:table-column table:style-name="co5" table:default-cell-style-name="Default"/>
        <table:table-column table:style-name="co6" table:default-cell-style-name="ce336"/>
        <table:table-column table:style-name="co7" table:default-cell-style-name="Default"/>
        <table:table-column table:style-name="co8" table:default-cell-style-name="Default"/>
        <table:table-column table:style-name="co2" table:default-cell-style-name="ce308"/>
        <table:table-column table:style-name="co9" table:default-cell-style-name="ce308"/>
        <table:table-column table:style-name="co10" table:default-cell-style-name="ce30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308"/>
        <table:table-column table:style-name="co11" table:default-cell-style-name="ce334"/>
        <table:table-column table:style-name="co12" table:number-columns-repeated="2" table:default-cell-style-name="Default"/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2">
          <table:table-cell/>
          <table:table-cell table:style-name="ce301"/>
          <table:table-cell table:style-name="ce309"/>
          <table:table-cell table:style-name="ce316" office:value-type="string" calcext:value-type="string">
            <text:p>KONAMI</text:p>
          </table:table-cell>
          <table:table-cell table:style-name="ce315" table:number-columns-repeated="3"/>
          <table:table-cell/>
          <table:table-cell table:style-name="Default"/>
          <table:table-cell table:style-name="ce343" office:value-type="string" calcext:value-type="string">
            <text:p>M6809</text:p>
          </table:table-cell>
          <table:table-cell table:number-columns-repeated="3"/>
          <table:table-cell table:style-name="ce3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style-name="ce317" office:value-type="string" calcext:value-type="string">
            <text:p>~ cycles</text:p>
          </table:table-cell>
          <table:table-cell table:style-name="ce317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03" office:value-type="string" calcext:value-type="string">
            <text:p>08</text:p>
          </table:table-cell>
          <table:table-cell table:style-name="ce311" table:formula="of:=HEX2BIN([.B5];8)" office:value-type="string" office:string-value="00001000" calcext:value-type="string">
            <text:p>0000100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09</text:p>
          </table:table-cell>
          <table:table-cell table:style-name="ce311" table:formula="of:=HEX2BIN([.B6];8)" office:value-type="string" office:string-value="00001001" calcext:value-type="string">
            <text:p>0000100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03" office:value-type="string" calcext:value-type="string">
            <text:p>0A</text:p>
          </table:table-cell>
          <table:table-cell table:style-name="ce311" table:formula="of:=HEX2BIN([.B7];8)" office:value-type="string" office:string-value="00001010" calcext:value-type="string">
            <text:p>0000101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B</text:p>
          </table:table-cell>
          <table:table-cell table:style-name="ce311" table:formula="of:=HEX2BIN([.B8];8)" office:value-type="string" office:string-value="00001011" calcext:value-type="string">
            <text:p>0000101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9];8)" office:value-type="string" office:string-value="00001100" calcext:value-type="string">
            <text:p>0000110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10];8)" office:value-type="string" office:string-value="00001101" calcext:value-type="string">
            <text:p>0000110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1];8)" office:value-type="string" office:string-value="00001110" calcext:value-type="string">
            <text:p>0000111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2];8)" office:value-type="string" office:string-value="00001111" calcext:value-type="string">
            <text:p>0000111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10</text:p>
          </table:table-cell>
          <table:table-cell table:style-name="ce312" table:formula="of:=HEX2BIN([.B13];8)" office:value-type="string" office:string-value="00010000" calcext:value-type="string">
            <text:p>00010000</text:p>
          </table:table-cell>
          <table:table-cell table:style-name="ce319" office:value-type="string" calcext:value-type="string">
            <text:p>LD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1</text:p>
          </table:table-cell>
          <table:table-cell table:style-name="ce311" table:formula="of:=HEX2BIN([.B14];8)" office:value-type="string" office:string-value="00010001" calcext:value-type="string">
            <text:p>0001000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2</text:p>
          </table:table-cell>
          <table:table-cell table:style-name="ce311" table:formula="of:=HEX2BIN([.B15];8)" office:value-type="string" office:string-value="00010010" calcext:value-type="string">
            <text:p>0001001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3</text:p>
          </table:table-cell>
          <table:table-cell table:style-name="ce311" table:formula="of:=HEX2BIN([.B16];8)" office:value-type="string" office:string-value="00010011" calcext:value-type="string">
            <text:p>0001001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4</text:p>
          </table:table-cell>
          <table:table-cell table:style-name="ce311" table:formula="of:=HEX2BIN([.B17];8)" office:value-type="string" office:string-value="00010100" calcext:value-type="string">
            <text:p>0001010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5</text:p>
          </table:table-cell>
          <table:table-cell table:style-name="ce311" table:formula="of:=HEX2BIN([.B18];8)" office:value-type="string" office:string-value="00010101" calcext:value-type="string">
            <text:p>0001010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6</text:p>
          </table:table-cell>
          <table:table-cell table:style-name="ce311" table:formula="of:=HEX2BIN([.B19];8)" office:value-type="string" office:string-value="00010110" calcext:value-type="string">
            <text:p>0001011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7</text:p>
          </table:table-cell>
          <table:table-cell table:style-name="ce311" table:formula="of:=HEX2BIN([.B20];8)" office:value-type="string" office:string-value="00010111" calcext:value-type="string">
            <text:p>0001011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8</text:p>
          </table:table-cell>
          <table:table-cell table:style-name="ce311" table:formula="of:=HEX2BIN([.B21];8)" office:value-type="string" office:string-value="00011000" calcext:value-type="string">
            <text:p>0001100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9</text:p>
          </table:table-cell>
          <table:table-cell table:style-name="ce311" table:formula="of:=HEX2BIN([.B22];8)" office:value-type="string" office:string-value="00011001" calcext:value-type="string">
            <text:p>0001100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A</text:p>
          </table:table-cell>
          <table:table-cell table:style-name="ce311" table:formula="of:=HEX2BIN([.B23];8)" office:value-type="string" office:string-value="00011010" calcext:value-type="string">
            <text:p>0001101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B</text:p>
          </table:table-cell>
          <table:table-cell table:style-name="ce311" table:formula="of:=HEX2BIN([.B24];8)" office:value-type="string" office:string-value="00011011" calcext:value-type="string">
            <text:p>0001101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C</text:p>
          </table:table-cell>
          <table:table-cell table:style-name="ce311" table:formula="of:=HEX2BIN([.B25];8)" office:value-type="string" office:string-value="00011100" calcext:value-type="string">
            <text:p>0001110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D</text:p>
          </table:table-cell>
          <table:table-cell table:style-name="ce311" table:formula="of:=HEX2BIN([.B26];8)" office:value-type="string" office:string-value="00011101" calcext:value-type="string">
            <text:p>0001110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E</text:p>
          </table:table-cell>
          <table:table-cell table:style-name="ce311" table:formula="of:=HEX2BIN([.B27];8)" office:value-type="string" office:string-value="00011110" calcext:value-type="string">
            <text:p>0001111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F</text:p>
          </table:table-cell>
          <table:table-cell table:style-name="ce311" table:formula="of:=HEX2BIN([.B28];8)" office:value-type="string" office:string-value="00011111" calcext:value-type="string">
            <text:p>0001111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20</text:p>
          </table:table-cell>
          <table:table-cell table:style-name="ce313" table:formula="of:=HEX2BIN([.B29];8)" office:value-type="string" office:string-value="00100000" calcext:value-type="string">
            <text:p>00100000</text:p>
          </table:table-cell>
          <table:table-cell table:style-name="ce319" office:value-type="string" calcext:value-type="string">
            <text:p>SBC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21</text:p>
          </table:table-cell>
          <table:table-cell table:style-name="ce311" table:formula="of:=HEX2BIN([.B30];8)" office:value-type="string" office:string-value="00100001" calcext:value-type="string">
            <text:p>0010000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2</text:p>
          </table:table-cell>
          <table:table-cell table:style-name="ce311" table:formula="of:=HEX2BIN([.B31];8)" office:value-type="string" office:string-value="00100010" calcext:value-type="string">
            <text:p>0010001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3</text:p>
          </table:table-cell>
          <table:table-cell table:style-name="ce311" table:formula="of:=HEX2BIN([.B32];8)" office:value-type="string" office:string-value="00100011" calcext:value-type="string">
            <text:p>0010001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4</text:p>
          </table:table-cell>
          <table:table-cell table:style-name="ce311" table:formula="of:=HEX2BIN([.B33];8)" office:value-type="string" office:string-value="00100100" calcext:value-type="string">
            <text:p>0010010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5</text:p>
          </table:table-cell>
          <table:table-cell table:style-name="ce311" table:formula="of:=HEX2BIN([.B34];8)" office:value-type="string" office:string-value="00100101" calcext:value-type="string">
            <text:p>0010010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6</text:p>
          </table:table-cell>
          <table:table-cell table:style-name="ce311" table:formula="of:=HEX2BIN([.B35];8)" office:value-type="string" office:string-value="00100110" calcext:value-type="string">
            <text:p>0010011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7</text:p>
          </table:table-cell>
          <table:table-cell table:style-name="ce311" table:formula="of:=HEX2BIN([.B36];8)" office:value-type="string" office:string-value="00100111" calcext:value-type="string">
            <text:p>0010011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8</text:p>
          </table:table-cell>
          <table:table-cell table:style-name="ce311" table:formula="of:=HEX2BIN([.B37];8)" office:value-type="string" office:string-value="00101000" calcext:value-type="string">
            <text:p>0010100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9</text:p>
          </table:table-cell>
          <table:table-cell table:style-name="ce311" table:formula="of:=HEX2BIN([.B38];8)" office:value-type="string" office:string-value="00101001" calcext:value-type="string">
            <text:p>0010100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A</text:p>
          </table:table-cell>
          <table:table-cell table:style-name="ce311" table:formula="of:=HEX2BIN([.B39];8)" office:value-type="string" office:string-value="00101010" calcext:value-type="string">
            <text:p>0010101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B</text:p>
          </table:table-cell>
          <table:table-cell table:style-name="ce311" table:formula="of:=HEX2BIN([.B40];8)" office:value-type="string" office:string-value="00101011" calcext:value-type="string">
            <text:p>0010101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C</text:p>
          </table:table-cell>
          <table:table-cell table:style-name="ce311" table:formula="of:=HEX2BIN([.B41];8)" office:value-type="string" office:string-value="00101100" calcext:value-type="string">
            <text:p>0010110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D</text:p>
          </table:table-cell>
          <table:table-cell table:style-name="ce311" table:formula="of:=HEX2BIN([.B42];8)" office:value-type="string" office:string-value="00101101" calcext:value-type="string">
            <text:p>0010110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E</text:p>
          </table:table-cell>
          <table:table-cell table:style-name="ce311" table:formula="of:=HEX2BIN([.B43];8)" office:value-type="string" office:string-value="00101110" calcext:value-type="string">
            <text:p>0010111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F</text:p>
          </table:table-cell>
          <table:table-cell table:style-name="ce311" table:formula="of:=HEX2BIN([.B44];8)" office:value-type="string" office:string-value="00101111" calcext:value-type="string">
            <text:p>0010111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30</text:p>
          </table:table-cell>
          <table:table-cell table:style-name="ce313" table:formula="of:=HEX2BIN([.B45];8)" office:value-type="string" office:string-value="00110000" calcext:value-type="string">
            <text:p>0011000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1</text:p>
          </table:table-cell>
          <table:table-cell table:style-name="ce311" table:formula="of:=HEX2BIN([.B46];8)" office:value-type="string" office:string-value="00110001" calcext:value-type="string">
            <text:p>0011000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2</text:p>
          </table:table-cell>
          <table:table-cell table:style-name="ce311" table:formula="of:=HEX2BIN([.B47];8)" office:value-type="string" office:string-value="00110010" calcext:value-type="string">
            <text:p>0011001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3</text:p>
          </table:table-cell>
          <table:table-cell table:style-name="ce311" table:formula="of:=HEX2BIN([.B48];8)" office:value-type="string" office:string-value="00110011" calcext:value-type="string">
            <text:p>0011001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4</text:p>
          </table:table-cell>
          <table:table-cell table:style-name="ce311" table:formula="of:=HEX2BIN([.B49];8)" office:value-type="string" office:string-value="00110100" calcext:value-type="string">
            <text:p>0011010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5</text:p>
          </table:table-cell>
          <table:table-cell table:style-name="ce311" table:formula="of:=HEX2BIN([.B50];8)" office:value-type="string" office:string-value="00110101" calcext:value-type="string">
            <text:p>0011010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6</text:p>
          </table:table-cell>
          <table:table-cell table:style-name="ce311" table:formula="of:=HEX2BIN([.B51];8)" office:value-type="string" office:string-value="00110110" calcext:value-type="string">
            <text:p>0011011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7</text:p>
          </table:table-cell>
          <table:table-cell table:style-name="ce311" table:formula="of:=HEX2BIN([.B52];8)" office:value-type="string" office:string-value="00110111" calcext:value-type="string">
            <text:p>0011011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3];8)" office:value-type="string" office:string-value="00111000" calcext:value-type="string">
            <text:p>0011100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4];8)" office:value-type="string" office:string-value="00111001" calcext:value-type="string">
            <text:p>0011100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A</text:p>
          </table:table-cell>
          <table:table-cell table:style-name="ce311" table:formula="of:=HEX2BIN([.B55];8)" office:value-type="string" office:string-value="00111010" calcext:value-type="string">
            <text:p>0011101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3-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B</text:p>
          </table:table-cell>
          <table:table-cell table:style-name="ce311" table:formula="of:=HEX2BIN([.B56];8)" office:value-type="string" office:string-value="00111011" calcext:value-type="string">
            <text:p>0011101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C</text:p>
          </table:table-cell>
          <table:table-cell table:style-name="ce311" table:formula="of:=HEX2BIN([.B57];8)" office:value-type="string" office:string-value="00111100" calcext:value-type="string">
            <text:p>0011110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D</text:p>
          </table:table-cell>
          <table:table-cell table:style-name="ce311" table:formula="of:=HEX2BIN([.B58];8)" office:value-type="string" office:string-value="00111101" calcext:value-type="string">
            <text:p>0011110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9];8)" office:value-type="string" office:string-value="00111110" calcext:value-type="string">
            <text:p>0011111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8" calcext:value-type="float">
            <text:p>8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60];8)" office:value-type="string" office:string-value="00111111" calcext:value-type="string">
            <text:p>0011111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40</text:p>
          </table:table-cell>
          <table:table-cell table:style-name="ce313" table:formula="of:=HEX2BIN([.B61];8)" office:value-type="string" office:string-value="01000000" calcext:value-type="string">
            <text:p>01000000</text:p>
          </table:table-cell>
          <table:table-cell table:style-name="ce319" office:value-type="string" calcext:value-type="string">
            <text:p>LDD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1</text:p>
          </table:table-cell>
          <table:table-cell table:style-name="ce311" table:formula="of:=HEX2BIN([.B62];8)" office:value-type="string" office:string-value="01000001" calcext:value-type="string">
            <text:p>0100000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2</text:p>
          </table:table-cell>
          <table:table-cell table:style-name="ce311" table:formula="of:=HEX2BIN([.B63];8)" office:value-type="string" office:string-value="01000010" calcext:value-type="string">
            <text:p>0100001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3</text:p>
          </table:table-cell>
          <table:table-cell table:style-name="ce311" table:formula="of:=HEX2BIN([.B64];8)" office:value-type="string" office:string-value="01000011" calcext:value-type="string">
            <text:p>0100001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4</text:p>
          </table:table-cell>
          <table:table-cell table:style-name="ce311" table:formula="of:=HEX2BIN([.B65];8)" office:value-type="string" office:string-value="01000100" calcext:value-type="string">
            <text:p>0100010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5</text:p>
          </table:table-cell>
          <table:table-cell table:style-name="ce311" table:formula="of:=HEX2BIN([.B66];8)" office:value-type="string" office:string-value="01000101" calcext:value-type="string">
            <text:p>0100010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6</text:p>
          </table:table-cell>
          <table:table-cell table:style-name="ce311" table:formula="of:=HEX2BIN([.B67];8)" office:value-type="string" office:string-value="01000110" calcext:value-type="string">
            <text:p>0100011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7</text:p>
          </table:table-cell>
          <table:table-cell table:style-name="ce311" table:formula="of:=HEX2BIN([.B68];8)" office:value-type="string" office:string-value="01000111" calcext:value-type="string">
            <text:p>0100011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8</text:p>
          </table:table-cell>
          <table:table-cell table:style-name="ce311" table:formula="of:=HEX2BIN([.B69];8)" office:value-type="string" office:string-value="01001000" calcext:value-type="string">
            <text:p>0100100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9</text:p>
          </table:table-cell>
          <table:table-cell table:style-name="ce311" table:formula="of:=HEX2BIN([.B70];8)" office:value-type="string" office:string-value="01001001" calcext:value-type="string">
            <text:p>0100100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A</text:p>
          </table:table-cell>
          <table:table-cell table:style-name="ce311" table:formula="of:=HEX2BIN([.B71];8)" office:value-type="string" office:string-value="01001010" calcext:value-type="string">
            <text:p>0100101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B</text:p>
          </table:table-cell>
          <table:table-cell table:style-name="ce311" table:formula="of:=HEX2BIN([.B72];8)" office:value-type="string" office:string-value="01001011" calcext:value-type="string">
            <text:p>0100101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7-8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C</text:p>
          </table:table-cell>
          <table:table-cell table:style-name="ce311" table:formula="of:=HEX2BIN([.B73];8)" office:value-type="string" office:string-value="01001100" calcext:value-type="string">
            <text:p>0100110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D</text:p>
          </table:table-cell>
          <table:table-cell table:style-name="ce311" table:formula="of:=HEX2BIN([.B74];8)" office:value-type="string" office:string-value="01001101" calcext:value-type="string">
            <text:p>0100110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E</text:p>
          </table:table-cell>
          <table:table-cell table:style-name="ce311" table:formula="of:=HEX2BIN([.B75];8)" office:value-type="string" office:string-value="01001110" calcext:value-type="string">
            <text:p>0100111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F</text:p>
          </table:table-cell>
          <table:table-cell table:style-name="ce311" table:formula="of:=HEX2BIN([.B76];8)" office:value-type="string" office:string-value="01001111" calcext:value-type="string">
            <text:p>0100111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50</text:p>
          </table:table-cell>
          <table:table-cell table:style-name="ce313" table:formula="of:=HEX2BIN([.B77];8)" office:value-type="string" office:string-value="01010000" calcext:value-type="string">
            <text:p>01010000</text:p>
          </table:table-cell>
          <table:table-cell table:style-name="ce319" office:value-type="string" calcext:value-type="string">
            <text:p>CMPU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5" calcext:value-type="float">
            <text:p>5</text:p>
          </table:table-cell>
          <table:table-cell table:style-name="ce339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1</text:p>
          </table:table-cell>
          <table:table-cell table:style-name="ce311" table:formula="of:=HEX2BIN([.B78];8)" office:value-type="string" office:string-value="01010001" calcext:value-type="string">
            <text:p>0101000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2</text:p>
          </table:table-cell>
          <table:table-cell table:style-name="ce311" table:formula="of:=HEX2BIN([.B79];8)" office:value-type="string" office:string-value="01010010" calcext:value-type="string">
            <text:p>0101001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3</text:p>
          </table:table-cell>
          <table:table-cell table:style-name="ce311" table:formula="of:=HEX2BIN([.B80];8)" office:value-type="string" office:string-value="01010011" calcext:value-type="string">
            <text:p>0101001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4</text:p>
          </table:table-cell>
          <table:table-cell table:style-name="ce311" table:formula="of:=HEX2BIN([.B81];8)" office:value-type="string" office:string-value="01010100" calcext:value-type="string">
            <text:p>0101010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5</text:p>
          </table:table-cell>
          <table:table-cell table:style-name="ce311" table:formula="of:=HEX2BIN([.B82];8)" office:value-type="string" office:string-value="01010101" calcext:value-type="string">
            <text:p>0101010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6</text:p>
          </table:table-cell>
          <table:table-cell table:style-name="ce311" table:formula="of:=HEX2BIN([.B83];8)" office:value-type="string" office:string-value="01010110" calcext:value-type="string">
            <text:p>0101011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7</text:p>
          </table:table-cell>
          <table:table-cell table:style-name="ce311" table:formula="of:=HEX2BIN([.B84];8)" office:value-type="string" office:string-value="01010111" calcext:value-type="string">
            <text:p>0101011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8</text:p>
          </table:table-cell>
          <table:table-cell table:style-name="ce311" table:formula="of:=HEX2BIN([.B85];8)" office:value-type="string" office:string-value="01011000" calcext:value-type="string">
            <text:p>0101100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style-name="ce335" office:value-type="string" calcext:value-type="string">
            <text:p>5 – 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9</text:p>
          </table:table-cell>
          <table:table-cell table:style-name="ce311" table:formula="of:=HEX2BIN([.B86];8)" office:value-type="string" office:string-value="01011001" calcext:value-type="string">
            <text:p>0101100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A</text:p>
          </table:table-cell>
          <table:table-cell table:style-name="ce311" table:formula="of:=HEX2BIN([.B87];8)" office:value-type="string" office:string-value="01011010" calcext:value-type="string">
            <text:p>0101101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B</text:p>
          </table:table-cell>
          <table:table-cell table:style-name="ce311" table:formula="of:=HEX2BIN([.B88];8)" office:value-type="string" office:string-value="01011011" calcext:value-type="string">
            <text:p>0101101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C</text:p>
          </table:table-cell>
          <table:table-cell table:style-name="ce311" table:formula="of:=HEX2BIN([.B89];8)" office:value-type="string" office:string-value="01011100" calcext:value-type="string">
            <text:p>0101110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90];8)" office:value-type="string" office:string-value="01011101" calcext:value-type="string">
            <text:p>0101110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1];8)" office:value-type="string" office:string-value="01011110" calcext:value-type="string">
            <text:p>01011110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2];8)" office:value-type="string" office:string-value="01011111" calcext:value-type="string">
            <text:p>0101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60</text:p>
          </table:table-cell>
          <table:table-cell table:style-name="ce313" table:formula="of:=HEX2BIN([.B93];8)" office:value-type="string" office:string-value="01100000" calcext:value-type="string">
            <text:p>01100000</text:p>
          </table:table-cell>
          <table:table-cell table:style-name="ce319" office:value-type="string" calcext:value-type="string">
            <text:p>BRA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1</text:p>
          </table:table-cell>
          <table:table-cell table:style-name="ce311" table:formula="of:=HEX2BIN([.B94];8)" office:value-type="string" office:string-value="01100001" calcext:value-type="string">
            <text:p>0110000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2</text:p>
          </table:table-cell>
          <table:table-cell table:style-name="ce311" table:formula="of:=HEX2BIN([.B95];8)" office:value-type="string" office:string-value="01100010" calcext:value-type="string">
            <text:p>0110001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3</text:p>
          </table:table-cell>
          <table:table-cell table:style-name="ce311" table:formula="of:=HEX2BIN([.B96];8)" office:value-type="string" office:string-value="01100011" calcext:value-type="string">
            <text:p>0110001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4</text:p>
          </table:table-cell>
          <table:table-cell table:style-name="ce311" table:formula="of:=HEX2BIN([.B97];8)" office:value-type="string" office:string-value="01100100" calcext:value-type="string">
            <text:p>0110010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5</text:p>
          </table:table-cell>
          <table:table-cell table:style-name="ce311" table:formula="of:=HEX2BIN([.B98];8)" office:value-type="string" office:string-value="01100101" calcext:value-type="string">
            <text:p>0110010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6</text:p>
          </table:table-cell>
          <table:table-cell table:style-name="ce311" table:formula="of:=HEX2BIN([.B99];8)" office:value-type="string" office:string-value="01100110" calcext:value-type="string">
            <text:p>0110011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7</text:p>
          </table:table-cell>
          <table:table-cell table:style-name="ce311" table:formula="of:=HEX2BIN([.B100];8)" office:value-type="string" office:string-value="01100111" calcext:value-type="string">
            <text:p>0110011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8</text:p>
          </table:table-cell>
          <table:table-cell table:style-name="ce311" table:formula="of:=HEX2BIN([.B101];8)" office:value-type="string" office:string-value="01101000" calcext:value-type="string">
            <text:p>0110100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9</text:p>
          </table:table-cell>
          <table:table-cell table:style-name="ce311" table:formula="of:=HEX2BIN([.B102];8)" office:value-type="string" office:string-value="01101001" calcext:value-type="string">
            <text:p>0110100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A</text:p>
          </table:table-cell>
          <table:table-cell table:style-name="ce311" table:formula="of:=HEX2BIN([.B103];8)" office:value-type="string" office:string-value="01101010" calcext:value-type="string">
            <text:p>0110101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B</text:p>
          </table:table-cell>
          <table:table-cell table:style-name="ce311" table:formula="of:=HEX2BIN([.B104];8)" office:value-type="string" office:string-value="01101011" calcext:value-type="string">
            <text:p>0110101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C</text:p>
          </table:table-cell>
          <table:table-cell table:style-name="ce311" table:formula="of:=HEX2BIN([.B105];8)" office:value-type="string" office:string-value="01101100" calcext:value-type="string">
            <text:p>0110110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D</text:p>
          </table:table-cell>
          <table:table-cell table:style-name="ce311" table:formula="of:=HEX2BIN([.B106];8)" office:value-type="string" office:string-value="01101101" calcext:value-type="string">
            <text:p>0110110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E</text:p>
          </table:table-cell>
          <table:table-cell table:style-name="ce311" table:formula="of:=HEX2BIN([.B107];8)" office:value-type="string" office:string-value="01101110" calcext:value-type="string">
            <text:p>0110111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F</text:p>
          </table:table-cell>
          <table:table-cell table:style-name="ce311" table:formula="of:=HEX2BIN([.B108];8)" office:value-type="string" office:string-value="01101111" calcext:value-type="string">
            <text:p>0110111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70</text:p>
          </table:table-cell>
          <table:table-cell table:style-name="ce313" table:formula="of:=HEX2BIN([.B109];8)" office:value-type="string" office:string-value="01110000" calcext:value-type="string">
            <text:p>01110000</text:p>
          </table:table-cell>
          <table:table-cell table:style-name="ce319" office:value-type="string" calcext:value-type="string">
            <text:p>BRN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1</text:p>
          </table:table-cell>
          <table:table-cell table:style-name="ce311" table:formula="of:=HEX2BIN([.B110];8)" office:value-type="string" office:string-value="01110001" calcext:value-type="string">
            <text:p>0111000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2</text:p>
          </table:table-cell>
          <table:table-cell table:style-name="ce311" table:formula="of:=HEX2BIN([.B111];8)" office:value-type="string" office:string-value="01110010" calcext:value-type="string">
            <text:p>0111001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3</text:p>
          </table:table-cell>
          <table:table-cell table:style-name="ce311" table:formula="of:=HEX2BIN([.B112];8)" office:value-type="string" office:string-value="01110011" calcext:value-type="string">
            <text:p>0111001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4</text:p>
          </table:table-cell>
          <table:table-cell table:style-name="ce311" table:formula="of:=HEX2BIN([.B113];8)" office:value-type="string" office:string-value="01110100" calcext:value-type="string">
            <text:p>0111010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5</text:p>
          </table:table-cell>
          <table:table-cell table:style-name="ce311" table:formula="of:=HEX2BIN([.B114];8)" office:value-type="string" office:string-value="01110101" calcext:value-type="string">
            <text:p>0111010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6</text:p>
          </table:table-cell>
          <table:table-cell table:style-name="ce311" table:formula="of:=HEX2BIN([.B115];8)" office:value-type="string" office:string-value="01110110" calcext:value-type="string">
            <text:p>0111011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7</text:p>
          </table:table-cell>
          <table:table-cell table:style-name="ce311" table:formula="of:=HEX2BIN([.B116];8)" office:value-type="string" office:string-value="01110111" calcext:value-type="string">
            <text:p>0111011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8</text:p>
          </table:table-cell>
          <table:table-cell table:style-name="ce311" table:formula="of:=HEX2BIN([.B117];8)" office:value-type="string" office:string-value="01111000" calcext:value-type="string">
            <text:p>0111100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9</text:p>
          </table:table-cell>
          <table:table-cell table:style-name="ce311" table:formula="of:=HEX2BIN([.B118];8)" office:value-type="string" office:string-value="01111001" calcext:value-type="string">
            <text:p>0111100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A</text:p>
          </table:table-cell>
          <table:table-cell table:style-name="ce311" table:formula="of:=HEX2BIN([.B119];8)" office:value-type="string" office:string-value="01111010" calcext:value-type="string">
            <text:p>0111101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B</text:p>
          </table:table-cell>
          <table:table-cell table:style-name="ce311" table:formula="of:=HEX2BIN([.B120];8)" office:value-type="string" office:string-value="01111011" calcext:value-type="string">
            <text:p>0111101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C</text:p>
          </table:table-cell>
          <table:table-cell table:style-name="ce311" table:formula="of:=HEX2BIN([.B121];8)" office:value-type="string" office:string-value="01111100" calcext:value-type="string">
            <text:p>0111110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D</text:p>
          </table:table-cell>
          <table:table-cell table:style-name="ce311" table:formula="of:=HEX2BIN([.B122];8)" office:value-type="string" office:string-value="01111101" calcext:value-type="string">
            <text:p>0111110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E</text:p>
          </table:table-cell>
          <table:table-cell table:style-name="ce311" table:formula="of:=HEX2BIN([.B123];8)" office:value-type="string" office:string-value="01111110" calcext:value-type="string">
            <text:p>0111111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F</text:p>
          </table:table-cell>
          <table:table-cell table:style-name="ce311" table:formula="of:=HEX2BIN([.B124];8)" office:value-type="string" office:string-value="01111111" calcext:value-type="string">
            <text:p>0111111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80</text:p>
          </table:table-cell>
          <table:table-cell table:style-name="ce313" table:formula="of:=HEX2BIN([.B125];8)" office:value-type="string" office:string-value="10000000" calcext:value-type="string">
            <text:p>10000000</text:p>
          </table:table-cell>
          <table:table-cell table:style-name="ce319" office:value-type="string" calcext:value-type="string">
            <text:p>CLR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1</text:p>
          </table:table-cell>
          <table:table-cell table:style-name="ce311" table:formula="of:=HEX2BIN([.B126];8)" office:value-type="string" office:string-value="10000001" calcext:value-type="string">
            <text:p>1000000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2</text:p>
          </table:table-cell>
          <table:table-cell table:style-name="ce311" table:formula="of:=HEX2BIN([.B127];8)" office:value-type="string" office:string-value="10000010" calcext:value-type="string">
            <text:p>1000001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3</text:p>
          </table:table-cell>
          <table:table-cell table:style-name="ce311" table:formula="of:=HEX2BIN([.B128];8)" office:value-type="string" office:string-value="10000011" calcext:value-type="string">
            <text:p>1000001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4</text:p>
          </table:table-cell>
          <table:table-cell table:style-name="ce311" table:formula="of:=HEX2BIN([.B129];8)" office:value-type="string" office:string-value="10000100" calcext:value-type="string">
            <text:p>1000010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5</text:p>
          </table:table-cell>
          <table:table-cell table:style-name="ce311" table:formula="of:=HEX2BIN([.B130];8)" office:value-type="string" office:string-value="10000101" calcext:value-type="string">
            <text:p>1000010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6</text:p>
          </table:table-cell>
          <table:table-cell table:style-name="ce311" table:formula="of:=HEX2BIN([.B131];8)" office:value-type="string" office:string-value="10000110" calcext:value-type="string">
            <text:p>1000011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7</text:p>
          </table:table-cell>
          <table:table-cell table:style-name="ce311" table:formula="of:=HEX2BIN([.B132];8)" office:value-type="string" office:string-value="10000111" calcext:value-type="string">
            <text:p>1000011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8</text:p>
          </table:table-cell>
          <table:table-cell table:style-name="ce311" table:formula="of:=HEX2BIN([.B133];8)" office:value-type="string" office:string-value="10001000" calcext:value-type="string">
            <text:p>1000100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9</text:p>
          </table:table-cell>
          <table:table-cell table:style-name="ce311" table:formula="of:=HEX2BIN([.B134];8)" office:value-type="string" office:string-value="10001001" calcext:value-type="string">
            <text:p>1000100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A</text:p>
          </table:table-cell>
          <table:table-cell table:style-name="ce311" table:formula="of:=HEX2BIN([.B135];8)" office:value-type="string" office:string-value="10001010" calcext:value-type="string">
            <text:p>1000101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B</text:p>
          </table:table-cell>
          <table:table-cell table:style-name="ce311" table:formula="of:=HEX2BIN([.B136];8)" office:value-type="string" office:string-value="10001011" calcext:value-type="string">
            <text:p>1000101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C</text:p>
          </table:table-cell>
          <table:table-cell table:style-name="ce311" table:formula="of:=HEX2BIN([.B137];8)" office:value-type="string" office:string-value="10001100" calcext:value-type="string">
            <text:p>1000110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D</text:p>
          </table:table-cell>
          <table:table-cell table:style-name="ce311" table:formula="of:=HEX2BIN([.B138];8)" office:value-type="string" office:string-value="10001101" calcext:value-type="string">
            <text:p>1000110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E</text:p>
          </table:table-cell>
          <table:table-cell table:style-name="ce311" table:formula="of:=HEX2BIN([.B139];8)" office:value-type="string" office:string-value="10001110" calcext:value-type="string">
            <text:p>1000111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F</text:p>
          </table:table-cell>
          <table:table-cell table:style-name="ce311" table:formula="of:=HEX2BIN([.B140];8)" office:value-type="string" office:string-value="10001111" calcext:value-type="string">
            <text:p>1000111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90</text:p>
          </table:table-cell>
          <table:table-cell table:style-name="ce313" table:formula="of:=HEX2BIN([.B141];8)" office:value-type="string" office:string-value="10010000" calcext:value-type="string">
            <text:p>10010000</text:p>
          </table:table-cell>
          <table:table-cell table:style-name="ce319" office:value-type="string" calcext:value-type="string">
            <text:p>TST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1</text:p>
          </table:table-cell>
          <table:table-cell table:style-name="ce311" table:formula="of:=HEX2BIN([.B142];8)" office:value-type="string" office:string-value="10010001" calcext:value-type="string">
            <text:p>1001000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2</text:p>
          </table:table-cell>
          <table:table-cell table:style-name="ce311" table:formula="of:=HEX2BIN([.B143];8)" office:value-type="string" office:string-value="10010010" calcext:value-type="string">
            <text:p>1001001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3</text:p>
          </table:table-cell>
          <table:table-cell table:style-name="ce311" table:formula="of:=HEX2BIN([.B144];8)" office:value-type="string" office:string-value="10010011" calcext:value-type="string">
            <text:p>1001001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4</text:p>
          </table:table-cell>
          <table:table-cell table:style-name="ce311" table:formula="of:=HEX2BIN([.B145];8)" office:value-type="string" office:string-value="10010100" calcext:value-type="string">
            <text:p>1001010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5</text:p>
          </table:table-cell>
          <table:table-cell table:style-name="ce311" table:formula="of:=HEX2BIN([.B146];8)" office:value-type="string" office:string-value="10010101" calcext:value-type="string">
            <text:p>1001010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6</text:p>
          </table:table-cell>
          <table:table-cell table:style-name="ce311" table:formula="of:=HEX2BIN([.B147];8)" office:value-type="string" office:string-value="10010110" calcext:value-type="string">
            <text:p>1001011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7</text:p>
          </table:table-cell>
          <table:table-cell table:style-name="ce311" table:formula="of:=HEX2BIN([.B148];8)" office:value-type="string" office:string-value="10010111" calcext:value-type="string">
            <text:p>1001011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8</text:p>
          </table:table-cell>
          <table:table-cell table:style-name="ce311" table:formula="of:=HEX2BIN([.B149];8)" office:value-type="string" office:string-value="10011000" calcext:value-type="string">
            <text:p>1001100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9</text:p>
          </table:table-cell>
          <table:table-cell table:style-name="ce311" table:formula="of:=HEX2BIN([.B150];8)" office:value-type="string" office:string-value="10011001" calcext:value-type="string">
            <text:p>1001100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A</text:p>
          </table:table-cell>
          <table:table-cell table:style-name="ce311" table:formula="of:=HEX2BIN([.B151];8)" office:value-type="string" office:string-value="10011010" calcext:value-type="string">
            <text:p>1001101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B</text:p>
          </table:table-cell>
          <table:table-cell table:style-name="ce311" table:formula="of:=HEX2BIN([.B152];8)" office:value-type="string" office:string-value="10011011" calcext:value-type="string">
            <text:p>1001101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C</text:p>
          </table:table-cell>
          <table:table-cell table:style-name="ce311" table:formula="of:=HEX2BIN([.B153];8)" office:value-type="string" office:string-value="10011100" calcext:value-type="string">
            <text:p>1001110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D</text:p>
          </table:table-cell>
          <table:table-cell table:style-name="ce311" table:formula="of:=HEX2BIN([.B154];8)" office:value-type="string" office:string-value="10011101" calcext:value-type="string">
            <text:p>1001110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E</text:p>
          </table:table-cell>
          <table:table-cell table:style-name="ce311" table:formula="of:=HEX2BIN([.B155];8)" office:value-type="string" office:string-value="10011110" calcext:value-type="string">
            <text:p>1001111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F</text:p>
          </table:table-cell>
          <table:table-cell table:style-name="ce311" table:formula="of:=HEX2BIN([.B156];8)" office:value-type="string" office:string-value="10011111" calcext:value-type="string">
            <text:p>1001111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5" calcext:value-type="float">
            <text:p>1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A0</text:p>
          </table:table-cell>
          <table:table-cell table:style-name="ce313" table:formula="of:=HEX2BIN([.B157];8)" office:value-type="string" office:string-value="10100000" calcext:value-type="string">
            <text:p>10100000</text:p>
          </table:table-cell>
          <table:table-cell table:style-name="ce319" office:value-type="string" calcext:value-type="string">
            <text:p>ROLA</text:p>
          </table:table-cell>
          <table:table-cell table:style-name="ce33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1</text:p>
          </table:table-cell>
          <table:table-cell table:style-name="ce311" table:formula="of:=HEX2BIN([.B158];8)" office:value-type="string" office:string-value="10100001" calcext:value-type="string">
            <text:p>1010000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2</text:p>
          </table:table-cell>
          <table:table-cell table:style-name="ce311" table:formula="of:=HEX2BIN([.B159];8)" office:value-type="string" office:string-value="10100010" calcext:value-type="string">
            <text:p>1010001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3</text:p>
          </table:table-cell>
          <table:table-cell table:style-name="ce311" table:formula="of:=HEX2BIN([.B160];8)" office:value-type="string" office:string-value="10100011" calcext:value-type="string">
            <text:p>1010001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4</text:p>
          </table:table-cell>
          <table:table-cell table:style-name="ce311" table:formula="of:=HEX2BIN([.B161];8)" office:value-type="string" office:string-value="10100100" calcext:value-type="string">
            <text:p>1010010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5</text:p>
          </table:table-cell>
          <table:table-cell table:style-name="ce311" table:formula="of:=HEX2BIN([.B162];8)" office:value-type="string" office:string-value="10100101" calcext:value-type="string">
            <text:p>1010010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6</text:p>
          </table:table-cell>
          <table:table-cell table:style-name="ce311" table:formula="of:=HEX2BIN([.B163];8)" office:value-type="string" office:string-value="10100110" calcext:value-type="string">
            <text:p>1010011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7</text:p>
          </table:table-cell>
          <table:table-cell table:style-name="ce311" table:formula="of:=HEX2BIN([.B164];8)" office:value-type="string" office:string-value="10100111" calcext:value-type="string">
            <text:p>1010011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5];8)" office:value-type="string" office:string-value="10101000" calcext:value-type="string">
            <text:p>1010100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6];8)" office:value-type="string" office:string-value="10101001" calcext:value-type="string">
            <text:p>1010100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8-9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A</text:p>
          </table:table-cell>
          <table:table-cell table:style-name="ce311" table:formula="of:=HEX2BIN([.B167];8)" office:value-type="string" office:string-value="10101010" calcext:value-type="string">
            <text:p>1010101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B</text:p>
          </table:table-cell>
          <table:table-cell table:style-name="ce311" table:formula="of:=HEX2BIN([.B168];8)" office:value-type="string" office:string-value="10101011" calcext:value-type="string">
            <text:p>1010101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9" calcext:value-type="float">
            <text:p>9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C</text:p>
          </table:table-cell>
          <table:table-cell table:style-name="ce311" table:formula="of:=HEX2BIN([.B169];8)" office:value-type="string" office:string-value="10101100" calcext:value-type="string">
            <text:p>1010110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2"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70];8)" office:value-type="string" office:string-value="10101101" calcext:value-type="string">
            <text:p>1010110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1];8)" office:value-type="string" office:string-value="10101110" calcext:value-type="string">
            <text:p>1010111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6" office:value-type="string" calcext:value-type="string">
            <text:p>B0</text:p>
          </table:table-cell>
          <table:table-cell table:style-name="ce313" table:formula="of:=HEX2BIN([.B173];8)" office:value-type="string" office:string-value="10110000" calcext:value-type="string">
            <text:p>10110000</text:p>
          </table:table-cell>
          <table:table-cell table:style-name="ce322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style-name="ce322" office:value-type="float" office:value="3" calcext:value-type="float">
            <text:p>3</text:p>
          </table:table-cell>
          <table:table-cell table:style-name="ce319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1</text:p>
          </table:table-cell>
          <table:table-cell table:style-name="ce311" table:formula="of:=HEX2BIN([.B174];8)" office:value-type="string" office:string-value="10110001" calcext:value-type="string">
            <text:p>1011000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2</text:p>
          </table:table-cell>
          <table:table-cell table:style-name="ce311" table:formula="of:=HEX2BIN([.B175];8)" office:value-type="string" office:string-value="10110010" calcext:value-type="string">
            <text:p>1011001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3</text:p>
          </table:table-cell>
          <table:table-cell table:style-name="ce311" table:formula="of:=HEX2BIN([.B176];8)" office:value-type="string" office:string-value="10110011" calcext:value-type="string">
            <text:p>1011001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1" calcext:value-type="float">
            <text:p>11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4</text:p>
          </table:table-cell>
          <table:table-cell table:style-name="ce311" table:formula="of:=HEX2BIN([.B177];8)" office:value-type="string" office:string-value="10110100" calcext:value-type="string">
            <text:p>1011010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5</text:p>
          </table:table-cell>
          <table:table-cell table:style-name="ce311" table:formula="of:=HEX2BIN([.B178];8)" office:value-type="string" office:string-value="10110101" calcext:value-type="string">
            <text:p>1011010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6</text:p>
          </table:table-cell>
          <table:table-cell table:style-name="ce311" table:formula="of:=HEX2BIN([.B179];8)" office:value-type="string" office:string-value="10110110" calcext:value-type="string">
            <text:p>1011011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7</text:p>
          </table:table-cell>
          <table:table-cell table:style-name="ce311" table:formula="of:=HEX2BIN([.B180];8)" office:value-type="string" office:string-value="10110111" calcext:value-type="string">
            <text:p>1011011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8</text:p>
          </table:table-cell>
          <table:table-cell table:style-name="ce311" table:formula="of:=HEX2BIN([.B181];8)" office:value-type="string" office:string-value="10111000" calcext:value-type="string">
            <text:p>1011100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9</text:p>
          </table:table-cell>
          <table:table-cell table:style-name="ce311" table:formula="of:=HEX2BIN([.B182];8)" office:value-type="string" office:string-value="10111001" calcext:value-type="string">
            <text:p>1011100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A</text:p>
          </table:table-cell>
          <table:table-cell table:style-name="ce311" table:formula="of:=HEX2BIN([.B183];8)" office:value-type="string" office:string-value="10111010" calcext:value-type="string">
            <text:p>1011101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B</text:p>
          </table:table-cell>
          <table:table-cell table:style-name="ce311" table:formula="of:=HEX2BIN([.B184];8)" office:value-type="string" office:string-value="10111011" calcext:value-type="string">
            <text:p>1011101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C</text:p>
          </table:table-cell>
          <table:table-cell table:style-name="ce311" table:formula="of:=HEX2BIN([.B185];8)" office:value-type="string" office:string-value="10111100" calcext:value-type="string">
            <text:p>1011110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D</text:p>
          </table:table-cell>
          <table:table-cell table:style-name="ce311" table:formula="of:=HEX2BIN([.B186];8)" office:value-type="string" office:string-value="10111101" calcext:value-type="string">
            <text:p>1011110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E</text:p>
          </table:table-cell>
          <table:table-cell table:style-name="ce311" table:formula="of:=HEX2BIN([.B187];8)" office:value-type="string" office:string-value="10111110" calcext:value-type="string">
            <text:p>1011111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F</text:p>
          </table:table-cell>
          <table:table-cell table:style-name="ce311" table:formula="of:=HEX2BIN([.B188];8)" office:value-type="string" office:string-value="10111111" calcext:value-type="string">
            <text:p>1011111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7" office:value-type="string" calcext:value-type="string">
            <text:p>C0</text:p>
          </table:table-cell>
          <table:table-cell table:style-name="ce313" table:formula="of:=HEX2BIN([.B189];8)" office:value-type="string" office:string-value="11000000" calcext:value-type="string">
            <text:p>11000000</text:p>
          </table:table-cell>
          <table:table-cell table:style-name="ce324" office:value-type="string" calcext:value-type="string">
            <text:p>ROLD</text:p>
          </table:table-cell>
          <table:table-cell table:style-name="ce322" office:value-type="string" calcext:value-type="string">
            <text:p>IMM</text:p>
          </table:table-cell>
          <table:table-cell table:style-name="ce319"/>
          <table:table-cell table:style-name="ce337" office:value-type="float" office:value="2" calcext:value-type="float">
            <text:p>2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1</text:p>
          </table:table-cell>
          <table:table-cell table:style-name="ce311" table:formula="of:=HEX2BIN([.B190];8)" office:value-type="string" office:string-value="11000001" calcext:value-type="string">
            <text:p>1100000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2</text:p>
          </table:table-cell>
          <table:table-cell table:style-name="ce311" table:formula="of:=HEX2BIN([.B191];8)" office:value-type="string" office:string-value="11000010" calcext:value-type="string">
            <text:p>1100001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F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3</text:p>
          </table:table-cell>
          <table:table-cell table:style-name="ce311" table:formula="of:=HEX2BIN([.B192];8)" office:value-type="string" office:string-value="11000011" calcext:value-type="string">
            <text:p>1100001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/>
          <table:table-cell table:style-name="ce329"/>
        </table:table-row>
        <table:table-row table:style-name="ro3">
          <table:table-cell/>
          <table:table-cell table:style-name="ce303" office:value-type="string" calcext:value-type="string">
            <text:p>C4</text:p>
          </table:table-cell>
          <table:table-cell table:style-name="ce311" table:formula="of:=HEX2BIN([.B193];8)" office:value-type="string" office:string-value="11000100" calcext:value-type="string">
            <text:p>1100010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0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5</text:p>
          </table:table-cell>
          <table:table-cell table:style-name="ce311" table:formula="of:=HEX2BIN([.B194];8)" office:value-type="string" office:string-value="11000101" calcext:value-type="string">
            <text:p>1100010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6</text:p>
          </table:table-cell>
          <table:table-cell table:style-name="ce311" table:formula="of:=HEX2BIN([.B195];8)" office:value-type="string" office:string-value="11000110" calcext:value-type="string">
            <text:p>1100011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C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7</text:p>
          </table:table-cell>
          <table:table-cell table:style-name="ce311" table:formula="of:=HEX2BIN([.B196];8)" office:value-type="string" office:string-value="11000111" calcext:value-type="string">
            <text:p>1100011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8</text:p>
          </table:table-cell>
          <table:table-cell table:style-name="ce311" table:formula="of:=HEX2BIN([.B197];8)" office:value-type="string" office:string-value="11001000" calcext:value-type="string">
            <text:p>1100100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A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9</text:p>
          </table:table-cell>
          <table:table-cell table:style-name="ce311" table:formula="of:=HEX2BIN([.B198];8)" office:value-type="string" office:string-value="11001001" calcext:value-type="string">
            <text:p>1100100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number-columns-repeated="2" table:style-name="ce340" office:value-type="string" calcext:value-type="string">
            <text:p>-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A</text:p>
          </table:table-cell>
          <table:table-cell table:style-name="ce311" table:formula="of:=HEX2BIN([.B199];8)" office:value-type="string" office:string-value="11001010" calcext:value-type="string">
            <text:p>1100101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D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B</text:p>
          </table:table-cell>
          <table:table-cell table:style-name="ce311" table:formula="of:=HEX2BIN([.B200];8)" office:value-type="string" office:string-value="11001011" calcext:value-type="string">
            <text:p>1100101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C</text:p>
          </table:table-cell>
          <table:table-cell table:style-name="ce311" table:formula="of:=HEX2BIN([.B201];8)" office:value-type="string" office:string-value="11001100" calcext:value-type="string">
            <text:p>1100110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D</text:p>
          </table:table-cell>
          <table:table-cell table:style-name="ce311" table:formula="of:=HEX2BIN([.B202];8)" office:value-type="string" office:string-value="11001101" calcext:value-type="string">
            <text:p>1100110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E</text:p>
          </table:table-cell>
          <table:table-cell table:style-name="ce311" table:formula="of:=HEX2BIN([.B203];8)" office:value-type="string" office:string-value="11001110" calcext:value-type="string">
            <text:p>1100111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4];8)" office:value-type="string" office:string-value="11001111" calcext:value-type="string">
            <text:p>1100111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5];8)" office:value-type="string" office:string-value="11010000" calcext:value-type="string">
            <text:p>11010000</text:p>
          </table:table-cell>
          <table:table-cell table:style-name="ce326" office:value-type="string" calcext:value-type="string">
            <text:p>BSETD X,U</text:p>
          </table:table-cell>
          <table:table-cell table:style-name="ce322" office:value-type="string" calcext:value-type="string">
            <text:p>INH</text:p>
          </table:table-cell>
          <table:table-cell table:style-name="ce319"/>
          <table:table-cell table:style-name="ce319" office:value-type="float" office:value="1" calcext:value-type="float">
            <text:p>1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03"/>
          <table:table-cell table:style-name="ce311"/>
          <table:table-cell table:style-name="ce318" table:number-columns-repeated="4"/>
          <table:table-cell/>
          <table:table-cell table:style-name="ce303" table:number-columns-repeated="3"/>
          <table:table-cell/>
          <table:table-cell table:style-name="ce30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342"/>
          <table:table-cell table:number-columns-repeated="3"/>
        </table:table-row>
        <table:table-row table:style-name="ro4">
          <table:table-cell table:number-columns-repeated="3"/>
          <table:table-cell table:style-name="ce3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328" office:value-type="string" calcext:value-type="string">
            <text:p>KONAMI</text:p>
          </table:table-cell>
          <table:table-cell table:style-name="ce3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329"/>
          <table:table-cell table:number-columns-repeated="14"/>
        </table:table-row>
        <table:table-row table:style-name="ro8">
          <table:table-cell table:number-columns-repeated="3"/>
          <table:table-cell table:style-name="ce330" office:value-type="string" calcext:value-type="string">
            <text:p>KONAMI, HITACHI</text:p>
          </table:table-cell>
          <table:table-cell table:style-name="ce3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31" office:value-type="string" calcext:value-type="string">
            <text:p><text:s/>!= <text:s/>#Bytes </text:p>
          </table:table-cell>
          <table:table-cell table:style-name="ce334" office:value-type="string" calcext:value-type="string">
            <text:p>Total 19</text:p>
          </table:table-cell>
          <table:table-cell table:number-columns-repeated="3"/>
          <table:table-cell table:style-name="ce3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3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350"/>
        <table:table-column table:style-name="co15" table:default-cell-style-name="ce350"/>
        <table:table-column table:style-name="co16" table:default-cell-style-name="ce3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0">
          <table:table-cell/>
          <table:table-cell table:style-name="ce348" office:value-type="string" calcext:value-type="string">
            <text:p>KONAMI</text:p>
          </table:table-cell>
          <table:table-cell table:style-name="ce348" office:value-type="string" calcext:value-type="string">
            <text:p>M6809</text:p>
          </table:table-cell>
          <table:table-cell table:style-name="ce348" office:value-type="string" calcext:value-type="string">
            <text:p>HITACHI</text:p>
          </table:table-cell>
          <table:table-cell table:number-columns-repeated="2"/>
          <table:table-cell table:style-name="ce3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3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3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351" office:value-type="string" calcext:value-type="string">
            <text:p>%ABX</text:p>
          </table:table-cell>
          <table:table-cell table:number-columns-repeated="2"/>
          <table:table-cell table:style-name="ce3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L16</text:p>
          </table:table-cell>
          <table:table-cell/>
          <table:table-cell table:style-name="ce3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34"/>
        <table:table-column table:style-name="co20" table:default-cell-style-name="ce334"/>
        <table:table-column table:style-name="co12" table:default-cell-style-name="ce3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KONAM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M6809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E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F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office:value-type="string" calcext:value-type="string">
            <text:p>E and F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Q</text:p>
          </table:table-cell>
          <table:table-cell table:style-name="ce318" office:value-type="string" calcext:value-type="string">
            <text:p>D and W</text:p>
          </table:table-cell>
          <table:table-cell table:style-name="ce3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table-cell table:style-name="ce3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348" office:value-type="string" calcext:value-type="string">
            <text:p>HITACH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MD</text:p>
          </table:table-cell>
          <table:table-cell table:style-name="ce318" office:value-type="string" calcext:value-type="string">
            <text:p>MODE / ERROR REGISTER</text:p>
          </table:table-cell>
          <table:table-cell table:style-name="ce3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V</text:p>
          </table:table-cell>
          <table:table-cell table:style-name="ce318" office:value-type="string" calcext:value-type="string">
            <text:p>REGISTER Inter-Register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float" office:value="0" calcext:value-type="float">
            <text:p>0</text:p>
          </table:table-cell>
          <table:table-cell table:style-name="ce318" office:value-type="string" calcext:value-type="string">
            <text:p>ZERO REGISTER</text:p>
          </table:table-cell>
          <table:table-cell table:style-name="ce3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34"/>
        <table:table-column table:style-name="co23" table:default-cell-style-name="ce334"/>
        <table:table-column table:style-name="co24" table:number-columns-repeated="2" table:default-cell-style-name="ce334"/>
        <table:table-column table:style-name="co25" table:default-cell-style-name="ce334"/>
        <table:table-column table:style-name="co26" table:default-cell-style-name="ce347"/>
        <table:table-column table:style-name="co22" table:default-cell-style-name="ce412"/>
        <table:table-column table:style-name="co23" table:default-cell-style-name="ce347"/>
        <table:table-column table:style-name="co27" table:default-cell-style-name="ce334"/>
        <table:table-column table:style-name="co12" table:number-columns-repeated="3" table:default-cell-style-name="ce334"/>
        <table:table-column table:style-name="co28" table:default-cell-style-name="ce334"/>
        <table:table-column table:style-name="co12" table:number-columns-repeated="4" table:default-cell-style-name="ce334"/>
        <table:table-column table:style-name="co29" table:default-cell-style-name="ce334"/>
        <table:table-column table:style-name="co12" table:default-cell-style-name="ce3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65" table:number-columns-spanned="8" table:number-rows-spanned="1"/>
          <table:covered-table-cell table:number-columns-repeated="7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8</text:p>
          </table:table-cell>
          <table:table-cell table:style-name="ce311" table:formula="of:=HEX2BIN([.B4];8)" office:value-type="string" office:string-value="00001000" calcext:value-type="string">
            <text:p>00001000</text:p>
          </table:table-cell>
          <table:table-cell table:style-name="ce366" office:value-type="float" office:value="0" calcext:value-type="float">
            <text:p>0</text:p>
          </table:table-cell>
          <table:table-cell table:number-columns-repeated="2"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9</text:p>
          </table:table-cell>
          <table:table-cell table:style-name="ce311" table:formula="of:=HEX2BIN([.B5];8)" office:value-type="string" office:string-value="00001001" calcext:value-type="string">
            <text:p>0000100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number-columns-repeated="7"/>
          <table:table-cell table:style-name="ce347"/>
          <table:table-cell/>
        </table:table-row>
        <table:table-row table:style-name="ro13">
          <table:table-cell/>
          <table:table-cell table:style-name="ce340" office:value-type="string" calcext:value-type="string">
            <text:p>0A</text:p>
          </table:table-cell>
          <table:table-cell table:style-name="ce311" table:formula="of:=HEX2BIN([.B6];8)" office:value-type="string" office:string-value="00001010" calcext:value-type="string">
            <text:p>00001010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B</text:p>
          </table:table-cell>
          <table:table-cell table:style-name="ce311" table:formula="of:=HEX2BIN([.B7];8)" office:value-type="string" office:string-value="00001011" calcext:value-type="string">
            <text:p>0000101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number-columns-repeated="2"/>
          <table:table-cell table:style-name="ce373" office:value-type="string" calcext:value-type="string">
            <text:p>IMMEDIATE (IMM, IMM_RR)</text:p>
          </table:table-cell>
          <table:table-cell table:number-columns-repeated="4"/>
          <table:table-cell table:style-name="ce347"/>
          <table:table-cell/>
        </table:table-row>
        <table:table-row table:style-name="ro1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8];8)" office:value-type="string" office:string-value="00001100" calcext:value-type="string">
            <text:p>0000110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9];8)" office:value-type="string" office:string-value="00001101" calcext:value-type="string">
            <text:p>00001101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2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0];8)" office:value-type="string" office:string-value="00001110" calcext:value-type="string">
            <text:p>0000111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1];8)" office:value-type="string" office:string-value="00001111" calcext:value-type="string">
            <text:p>00001111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2" table:style-name="ce384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5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356" office:value-type="string" calcext:value-type="string">
            <text:p>10</text:p>
          </table:table-cell>
          <table:table-cell table:style-name="ce364" table:formula="of:=HEX2BIN([.B12];8)" office:value-type="string" office:string-value="00010000" calcext:value-type="string">
            <text:p>00010000</text:p>
          </table:table-cell>
          <table:table-cell table:style-name="ce370" office:value-type="float" office:value="0" calcext:value-type="float">
            <text:p>0</text:p>
          </table:table-cell>
          <table:table-cell table:style-name="ce385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413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LDA</text:p>
          </table:table-cell>
          <table:table-cell table:style-name="ce337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1</text:p>
          </table:table-cell>
          <table:table-cell table:style-name="ce311" table:formula="of:=HEX2BIN([.B13];8)" office:value-type="string" office:string-value="00010001" calcext:value-type="string">
            <text:p>000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7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2</text:p>
          </table:table-cell>
          <table:table-cell table:style-name="ce311" table:formula="of:=HEX2BIN([.B14];8)" office:value-type="string" office:string-value="00010010" calcext:value-type="string">
            <text:p>000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3</text:p>
          </table:table-cell>
          <table:table-cell table:style-name="ce311" table:formula="of:=HEX2BIN([.B15];8)" office:value-type="string" office:string-value="00010011" calcext:value-type="string">
            <text:p>000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4</text:p>
          </table:table-cell>
          <table:table-cell table:style-name="ce311" table:formula="of:=HEX2BIN([.B16];8)" office:value-type="string" office:string-value="00010100" calcext:value-type="string">
            <text:p>000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5</text:p>
          </table:table-cell>
          <table:table-cell table:style-name="ce311" table:formula="of:=HEX2BIN([.B17];8)" office:value-type="string" office:string-value="00010101" calcext:value-type="string">
            <text:p>000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6</text:p>
          </table:table-cell>
          <table:table-cell table:style-name="ce311" table:formula="of:=HEX2BIN([.B18];8)" office:value-type="string" office:string-value="00010110" calcext:value-type="string">
            <text:p>000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7</text:p>
          </table:table-cell>
          <table:table-cell table:style-name="ce311" table:formula="of:=HEX2BIN([.B19];8)" office:value-type="string" office:string-value="00010111" calcext:value-type="string">
            <text:p>000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8</text:p>
          </table:table-cell>
          <table:table-cell table:style-name="ce311" table:formula="of:=HEX2BIN([.B20];8)" office:value-type="string" office:string-value="00011000" calcext:value-type="string">
            <text:p>000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9</text:p>
          </table:table-cell>
          <table:table-cell table:style-name="ce311" table:formula="of:=HEX2BIN([.B21];8)" office:value-type="string" office:string-value="00011001" calcext:value-type="string">
            <text:p>0001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A</text:p>
          </table:table-cell>
          <table:table-cell table:style-name="ce311" table:formula="of:=HEX2BIN([.B22];8)" office:value-type="string" office:string-value="00011010" calcext:value-type="string">
            <text:p>000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B</text:p>
          </table:table-cell>
          <table:table-cell table:style-name="ce311" table:formula="of:=HEX2BIN([.B23];8)" office:value-type="string" office:string-value="00011011" calcext:value-type="string">
            <text:p>000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C</text:p>
          </table:table-cell>
          <table:table-cell table:style-name="ce311" table:formula="of:=HEX2BIN([.B24];8)" office:value-type="string" office:string-value="00011100" calcext:value-type="string">
            <text:p>000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D</text:p>
          </table:table-cell>
          <table:table-cell table:style-name="ce311" table:formula="of:=HEX2BIN([.B25];8)" office:value-type="string" office:string-value="00011101" calcext:value-type="string">
            <text:p>000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E</text:p>
          </table:table-cell>
          <table:table-cell table:style-name="ce311" table:formula="of:=HEX2BIN([.B26];8)" office:value-type="string" office:string-value="00011110" calcext:value-type="string">
            <text:p>0001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F</text:p>
          </table:table-cell>
          <table:table-cell table:style-name="ce311" table:formula="of:=HEX2BIN([.B27];8)" office:value-type="string" office:string-value="00011111" calcext:value-type="string">
            <text:p>0001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20</text:p>
          </table:table-cell>
          <table:table-cell table:style-name="ce313" table:formula="of:=HEX2BIN([.B28];8)" office:value-type="string" office:string-value="00100000" calcext:value-type="string">
            <text:p>0010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SBCA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1</text:p>
          </table:table-cell>
          <table:table-cell table:style-name="ce311" table:formula="of:=HEX2BIN([.B29];8)" office:value-type="string" office:string-value="00100001" calcext:value-type="string">
            <text:p>0010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2</text:p>
          </table:table-cell>
          <table:table-cell table:style-name="ce311" table:formula="of:=HEX2BIN([.B30];8)" office:value-type="string" office:string-value="00100010" calcext:value-type="string">
            <text:p>0010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3</text:p>
          </table:table-cell>
          <table:table-cell table:style-name="ce311" table:formula="of:=HEX2BIN([.B31];8)" office:value-type="string" office:string-value="00100011" calcext:value-type="string">
            <text:p>0010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4</text:p>
          </table:table-cell>
          <table:table-cell table:style-name="ce311" table:formula="of:=HEX2BIN([.B32];8)" office:value-type="string" office:string-value="00100100" calcext:value-type="string">
            <text:p>0010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5</text:p>
          </table:table-cell>
          <table:table-cell table:style-name="ce311" table:formula="of:=HEX2BIN([.B33];8)" office:value-type="string" office:string-value="00100101" calcext:value-type="string">
            <text:p>0010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6</text:p>
          </table:table-cell>
          <table:table-cell table:style-name="ce311" table:formula="of:=HEX2BIN([.B34];8)" office:value-type="string" office:string-value="00100110" calcext:value-type="string">
            <text:p>0010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7</text:p>
          </table:table-cell>
          <table:table-cell table:style-name="ce311" table:formula="of:=HEX2BIN([.B35];8)" office:value-type="string" office:string-value="00100111" calcext:value-type="string">
            <text:p>0010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8</text:p>
          </table:table-cell>
          <table:table-cell table:style-name="ce311" table:formula="of:=HEX2BIN([.B36];8)" office:value-type="string" office:string-value="00101000" calcext:value-type="string">
            <text:p>0010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9</text:p>
          </table:table-cell>
          <table:table-cell table:style-name="ce311" table:formula="of:=HEX2BIN([.B37];8)" office:value-type="string" office:string-value="00101001" calcext:value-type="string">
            <text:p>0010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A</text:p>
          </table:table-cell>
          <table:table-cell table:style-name="ce311" table:formula="of:=HEX2BIN([.B38];8)" office:value-type="string" office:string-value="00101010" calcext:value-type="string">
            <text:p>0010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B</text:p>
          </table:table-cell>
          <table:table-cell table:style-name="ce311" table:formula="of:=HEX2BIN([.B39];8)" office:value-type="string" office:string-value="00101011" calcext:value-type="string">
            <text:p>0010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C</text:p>
          </table:table-cell>
          <table:table-cell table:style-name="ce311" table:formula="of:=HEX2BIN([.B40];8)" office:value-type="string" office:string-value="00101100" calcext:value-type="string">
            <text:p>0010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D</text:p>
          </table:table-cell>
          <table:table-cell table:style-name="ce311" table:formula="of:=HEX2BIN([.B41];8)" office:value-type="string" office:string-value="00101101" calcext:value-type="string">
            <text:p>0010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E</text:p>
          </table:table-cell>
          <table:table-cell table:style-name="ce311" table:formula="of:=HEX2BIN([.B42];8)" office:value-type="string" office:string-value="00101110" calcext:value-type="string">
            <text:p>0010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F</text:p>
          </table:table-cell>
          <table:table-cell table:style-name="ce311" table:formula="of:=HEX2BIN([.B43];8)" office:value-type="string" office:string-value="00101111" calcext:value-type="string">
            <text:p>0010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30</text:p>
          </table:table-cell>
          <table:table-cell table:style-name="ce313" table:formula="of:=HEX2BIN([.B44];8)" office:value-type="string" office:string-value="00110000" calcext:value-type="string">
            <text:p>0011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1</text:p>
          </table:table-cell>
          <table:table-cell table:style-name="ce311" table:formula="of:=HEX2BIN([.B45];8)" office:value-type="string" office:string-value="00110001" calcext:value-type="string">
            <text:p>001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2</text:p>
          </table:table-cell>
          <table:table-cell table:style-name="ce311" table:formula="of:=HEX2BIN([.B46];8)" office:value-type="string" office:string-value="00110010" calcext:value-type="string">
            <text:p>001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3</text:p>
          </table:table-cell>
          <table:table-cell table:style-name="ce311" table:formula="of:=HEX2BIN([.B47];8)" office:value-type="string" office:string-value="00110011" calcext:value-type="string">
            <text:p>001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4</text:p>
          </table:table-cell>
          <table:table-cell table:style-name="ce311" table:formula="of:=HEX2BIN([.B48];8)" office:value-type="string" office:string-value="00110100" calcext:value-type="string">
            <text:p>001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5</text:p>
          </table:table-cell>
          <table:table-cell table:style-name="ce311" table:formula="of:=HEX2BIN([.B49];8)" office:value-type="string" office:string-value="00110101" calcext:value-type="string">
            <text:p>001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6</text:p>
          </table:table-cell>
          <table:table-cell table:style-name="ce311" table:formula="of:=HEX2BIN([.B50];8)" office:value-type="string" office:string-value="00110110" calcext:value-type="string">
            <text:p>001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7</text:p>
          </table:table-cell>
          <table:table-cell table:style-name="ce311" table:formula="of:=HEX2BIN([.B51];8)" office:value-type="string" office:string-value="00110111" calcext:value-type="string">
            <text:p>001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2];8)" office:value-type="string" office:string-value="00111000" calcext:value-type="string">
            <text:p>001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3];8)" office:value-type="string" office:string-value="00111001" calcext:value-type="string">
            <text:p>0011100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A</text:p>
          </table:table-cell>
          <table:table-cell table:style-name="ce311" table:formula="of:=HEX2BIN([.B54];8)" office:value-type="string" office:string-value="00111010" calcext:value-type="string">
            <text:p>001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B</text:p>
          </table:table-cell>
          <table:table-cell table:style-name="ce311" table:formula="of:=HEX2BIN([.B55];8)" office:value-type="string" office:string-value="00111011" calcext:value-type="string">
            <text:p>001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C</text:p>
          </table:table-cell>
          <table:table-cell table:style-name="ce311" table:formula="of:=HEX2BIN([.B56];8)" office:value-type="string" office:string-value="00111100" calcext:value-type="string">
            <text:p>001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D</text:p>
          </table:table-cell>
          <table:table-cell table:style-name="ce311" table:formula="of:=HEX2BIN([.B57];8)" office:value-type="string" office:string-value="00111101" calcext:value-type="string">
            <text:p>001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8];8)" office:value-type="string" office:string-value="00111110" calcext:value-type="string">
            <text:p>0011111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59];8)" office:value-type="string" office:string-value="00111111" calcext:value-type="string">
            <text:p>00111111</text:p>
          </table:table-cell>
          <table:table-cell table:style-name="ce369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40</text:p>
          </table:table-cell>
          <table:table-cell table:style-name="ce313" table:formula="of:=HEX2BIN([.B60];8)" office:value-type="string" office:string-value="01000000" calcext:value-type="string">
            <text:p>0100000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416" office:value-type="float" office:value="0" calcext:value-type="float">
            <text:p>0</text:p>
          </table:table-cell>
          <table:table-cell table:style-name="ce424" office:value-type="float" office:value="0" calcext:value-type="float">
            <text:p>0</text:p>
          </table:table-cell>
          <table:table-cell table:style-name="ce319" office:value-type="string" calcext:value-type="string">
            <text:p>LD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1</text:p>
          </table:table-cell>
          <table:table-cell table:style-name="ce311" table:formula="of:=HEX2BIN([.B61];8)" office:value-type="string" office:string-value="01000001" calcext:value-type="string">
            <text:p>0100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2</text:p>
          </table:table-cell>
          <table:table-cell table:style-name="ce311" table:formula="of:=HEX2BIN([.B62];8)" office:value-type="string" office:string-value="01000010" calcext:value-type="string">
            <text:p>0100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3</text:p>
          </table:table-cell>
          <table:table-cell table:style-name="ce311" table:formula="of:=HEX2BIN([.B63];8)" office:value-type="string" office:string-value="01000011" calcext:value-type="string">
            <text:p>0100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4</text:p>
          </table:table-cell>
          <table:table-cell table:style-name="ce311" table:formula="of:=HEX2BIN([.B64];8)" office:value-type="string" office:string-value="01000100" calcext:value-type="string">
            <text:p>0100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5</text:p>
          </table:table-cell>
          <table:table-cell table:style-name="ce311" table:formula="of:=HEX2BIN([.B65];8)" office:value-type="string" office:string-value="01000101" calcext:value-type="string">
            <text:p>0100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6</text:p>
          </table:table-cell>
          <table:table-cell table:style-name="ce311" table:formula="of:=HEX2BIN([.B66];8)" office:value-type="string" office:string-value="01000110" calcext:value-type="string">
            <text:p>0100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7</text:p>
          </table:table-cell>
          <table:table-cell table:style-name="ce311" table:formula="of:=HEX2BIN([.B67];8)" office:value-type="string" office:string-value="01000111" calcext:value-type="string">
            <text:p>0100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8</text:p>
          </table:table-cell>
          <table:table-cell table:style-name="ce311" table:formula="of:=HEX2BIN([.B68];8)" office:value-type="string" office:string-value="01001000" calcext:value-type="string">
            <text:p>01001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9</text:p>
          </table:table-cell>
          <table:table-cell table:style-name="ce311" table:formula="of:=HEX2BIN([.B69];8)" office:value-type="string" office:string-value="01001001" calcext:value-type="string">
            <text:p>0100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A</text:p>
          </table:table-cell>
          <table:table-cell table:style-name="ce311" table:formula="of:=HEX2BIN([.B70];8)" office:value-type="string" office:string-value="01001010" calcext:value-type="string">
            <text:p>01001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B</text:p>
          </table:table-cell>
          <table:table-cell table:style-name="ce311" table:formula="of:=HEX2BIN([.B71];8)" office:value-type="string" office:string-value="01001011" calcext:value-type="string">
            <text:p>0100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C</text:p>
          </table:table-cell>
          <table:table-cell table:style-name="ce311" table:formula="of:=HEX2BIN([.B72];8)" office:value-type="string" office:string-value="01001100" calcext:value-type="string">
            <text:p>01001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D</text:p>
          </table:table-cell>
          <table:table-cell table:style-name="ce311" table:formula="of:=HEX2BIN([.B73];8)" office:value-type="string" office:string-value="01001101" calcext:value-type="string">
            <text:p>01001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E</text:p>
          </table:table-cell>
          <table:table-cell table:style-name="ce311" table:formula="of:=HEX2BIN([.B74];8)" office:value-type="string" office:string-value="01001110" calcext:value-type="string">
            <text:p>01001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F</text:p>
          </table:table-cell>
          <table:table-cell table:style-name="ce311" table:formula="of:=HEX2BIN([.B75];8)" office:value-type="string" office:string-value="01001111" calcext:value-type="string">
            <text:p>01001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50</text:p>
          </table:table-cell>
          <table:table-cell table:style-name="ce313" table:formula="of:=HEX2BIN([.B76];8)" office:value-type="string" office:string-value="01010000" calcext:value-type="string">
            <text:p>01010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9" office:value-type="string" calcext:value-type="string">
            <text:p>CMPU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1</text:p>
          </table:table-cell>
          <table:table-cell table:style-name="ce311" table:formula="of:=HEX2BIN([.B77];8)" office:value-type="string" office:string-value="01010001" calcext:value-type="string">
            <text:p>0101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2</text:p>
          </table:table-cell>
          <table:table-cell table:style-name="ce311" table:formula="of:=HEX2BIN([.B78];8)" office:value-type="string" office:string-value="01010010" calcext:value-type="string">
            <text:p>0101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3</text:p>
          </table:table-cell>
          <table:table-cell table:style-name="ce311" table:formula="of:=HEX2BIN([.B79];8)" office:value-type="string" office:string-value="01010011" calcext:value-type="string">
            <text:p>0101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4</text:p>
          </table:table-cell>
          <table:table-cell table:style-name="ce311" table:formula="of:=HEX2BIN([.B80];8)" office:value-type="string" office:string-value="01010100" calcext:value-type="string">
            <text:p>0101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5</text:p>
          </table:table-cell>
          <table:table-cell table:style-name="ce311" table:formula="of:=HEX2BIN([.B81];8)" office:value-type="string" office:string-value="01010101" calcext:value-type="string">
            <text:p>0101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6</text:p>
          </table:table-cell>
          <table:table-cell table:style-name="ce311" table:formula="of:=HEX2BIN([.B82];8)" office:value-type="string" office:string-value="01010110" calcext:value-type="string">
            <text:p>0101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7</text:p>
          </table:table-cell>
          <table:table-cell table:style-name="ce311" table:formula="of:=HEX2BIN([.B83];8)" office:value-type="string" office:string-value="01010111" calcext:value-type="string">
            <text:p>0101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8</text:p>
          </table:table-cell>
          <table:table-cell table:style-name="ce311" table:formula="of:=HEX2BIN([.B84];8)" office:value-type="string" office:string-value="01011000" calcext:value-type="string">
            <text:p>010110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5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9</text:p>
          </table:table-cell>
          <table:table-cell table:style-name="ce311" table:formula="of:=HEX2BIN([.B85];8)" office:value-type="string" office:string-value="01011001" calcext:value-type="string">
            <text:p>0101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A</text:p>
          </table:table-cell>
          <table:table-cell table:style-name="ce311" table:formula="of:=HEX2BIN([.B86];8)" office:value-type="string" office:string-value="01011010" calcext:value-type="string">
            <text:p>0101101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B</text:p>
          </table:table-cell>
          <table:table-cell table:style-name="ce311" table:formula="of:=HEX2BIN([.B87];8)" office:value-type="string" office:string-value="01011011" calcext:value-type="string">
            <text:p>0101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C</text:p>
          </table:table-cell>
          <table:table-cell table:style-name="ce311" table:formula="of:=HEX2BIN([.B88];8)" office:value-type="string" office:string-value="01011100" calcext:value-type="string">
            <text:p>010111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60</text:p>
          </table:table-cell>
          <table:table-cell table:style-name="ce313" table:formula="of:=HEX2BIN([.B92];8)" office:value-type="string" office:string-value="01100000" calcext:value-type="string">
            <text:p>01100000</text:p>
          </table:table-cell>
          <table:table-cell table:style-name="ce374" office:value-type="float" office:value="0" calcext:value-type="float">
            <text:p>0</text:p>
          </table:table-cell>
          <table:table-cell table:number-columns-repeated="2" table:style-name="ce374" office:value-type="float" office:value="1" calcext:value-type="float">
            <text:p>1</text:p>
          </table:table-cell>
          <table:table-cell table:style-name="ce374" office:value-type="float" office:value="0" calcext:value-type="float">
            <text:p>0</text:p>
          </table:table-cell>
          <table:table-cell table:style-name="ce39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17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BRA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1</text:p>
          </table:table-cell>
          <table:table-cell table:style-name="ce311" table:formula="of:=HEX2BIN([.B93];8)" office:value-type="string" office:string-value="01100001" calcext:value-type="string">
            <text:p>0110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2</text:p>
          </table:table-cell>
          <table:table-cell table:style-name="ce311" table:formula="of:=HEX2BIN([.B94];8)" office:value-type="string" office:string-value="01100010" calcext:value-type="string">
            <text:p>0110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3</text:p>
          </table:table-cell>
          <table:table-cell table:style-name="ce311" table:formula="of:=HEX2BIN([.B95];8)" office:value-type="string" office:string-value="01100011" calcext:value-type="string">
            <text:p>0110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4</text:p>
          </table:table-cell>
          <table:table-cell table:style-name="ce311" table:formula="of:=HEX2BIN([.B96];8)" office:value-type="string" office:string-value="01100100" calcext:value-type="string">
            <text:p>0110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5</text:p>
          </table:table-cell>
          <table:table-cell table:style-name="ce311" table:formula="of:=HEX2BIN([.B97];8)" office:value-type="string" office:string-value="01100101" calcext:value-type="string">
            <text:p>0110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6</text:p>
          </table:table-cell>
          <table:table-cell table:style-name="ce311" table:formula="of:=HEX2BIN([.B98];8)" office:value-type="string" office:string-value="01100110" calcext:value-type="string">
            <text:p>0110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7</text:p>
          </table:table-cell>
          <table:table-cell table:style-name="ce311" table:formula="of:=HEX2BIN([.B99];8)" office:value-type="string" office:string-value="01100111" calcext:value-type="string">
            <text:p>0110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1" office:value-type="string" calcext:value-type="string">
            <text:p>68</text:p>
          </table:table-cell>
          <table:table-cell table:style-name="ce311" table:formula="of:=HEX2BIN([.B100];8)" office:value-type="string" office:string-value="01101000" calcext:value-type="string">
            <text:p>0110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9</text:p>
          </table:table-cell>
          <table:table-cell table:style-name="ce311" table:formula="of:=HEX2BIN([.B101];8)" office:value-type="string" office:string-value="01101001" calcext:value-type="string">
            <text:p>0110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A</text:p>
          </table:table-cell>
          <table:table-cell table:style-name="ce311" table:formula="of:=HEX2BIN([.B102];8)" office:value-type="string" office:string-value="01101010" calcext:value-type="string">
            <text:p>0110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B</text:p>
          </table:table-cell>
          <table:table-cell table:style-name="ce311" table:formula="of:=HEX2BIN([.B103];8)" office:value-type="string" office:string-value="01101011" calcext:value-type="string">
            <text:p>0110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C</text:p>
          </table:table-cell>
          <table:table-cell table:style-name="ce311" table:formula="of:=HEX2BIN([.B104];8)" office:value-type="string" office:string-value="01101100" calcext:value-type="string">
            <text:p>0110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D</text:p>
          </table:table-cell>
          <table:table-cell table:style-name="ce311" table:formula="of:=HEX2BIN([.B105];8)" office:value-type="string" office:string-value="01101101" calcext:value-type="string">
            <text:p>0110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E</text:p>
          </table:table-cell>
          <table:table-cell table:style-name="ce311" table:formula="of:=HEX2BIN([.B106];8)" office:value-type="string" office:string-value="01101110" calcext:value-type="string">
            <text:p>0110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F</text:p>
          </table:table-cell>
          <table:table-cell table:style-name="ce311" table:formula="of:=HEX2BIN([.B107];8)" office:value-type="string" office:string-value="01101111" calcext:value-type="string">
            <text:p>0110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70</text:p>
          </table:table-cell>
          <table:table-cell table:style-name="ce313" table:formula="of:=HEX2BIN([.B108];8)" office:value-type="string" office:string-value="01110000" calcext:value-type="string">
            <text:p>01110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9" office:value-type="string" calcext:value-type="string">
            <text:p>BRN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1</text:p>
          </table:table-cell>
          <table:table-cell table:style-name="ce311" table:formula="of:=HEX2BIN([.B109];8)" office:value-type="string" office:string-value="01110001" calcext:value-type="string">
            <text:p>0111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2</text:p>
          </table:table-cell>
          <table:table-cell table:style-name="ce311" table:formula="of:=HEX2BIN([.B110];8)" office:value-type="string" office:string-value="01110010" calcext:value-type="string">
            <text:p>0111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3</text:p>
          </table:table-cell>
          <table:table-cell table:style-name="ce311" table:formula="of:=HEX2BIN([.B111];8)" office:value-type="string" office:string-value="01110011" calcext:value-type="string">
            <text:p>0111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4</text:p>
          </table:table-cell>
          <table:table-cell table:style-name="ce311" table:formula="of:=HEX2BIN([.B112];8)" office:value-type="string" office:string-value="01110100" calcext:value-type="string">
            <text:p>0111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5</text:p>
          </table:table-cell>
          <table:table-cell table:style-name="ce311" table:formula="of:=HEX2BIN([.B113];8)" office:value-type="string" office:string-value="01110101" calcext:value-type="string">
            <text:p>0111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6</text:p>
          </table:table-cell>
          <table:table-cell table:style-name="ce311" table:formula="of:=HEX2BIN([.B114];8)" office:value-type="string" office:string-value="01110110" calcext:value-type="string">
            <text:p>0111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7</text:p>
          </table:table-cell>
          <table:table-cell table:style-name="ce311" table:formula="of:=HEX2BIN([.B115];8)" office:value-type="string" office:string-value="01110111" calcext:value-type="string">
            <text:p>0111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8</text:p>
          </table:table-cell>
          <table:table-cell table:style-name="ce311" table:formula="of:=HEX2BIN([.B116];8)" office:value-type="string" office:string-value="01111000" calcext:value-type="string">
            <text:p>0111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9</text:p>
          </table:table-cell>
          <table:table-cell table:style-name="ce311" table:formula="of:=HEX2BIN([.B117];8)" office:value-type="string" office:string-value="01111001" calcext:value-type="string">
            <text:p>0111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A</text:p>
          </table:table-cell>
          <table:table-cell table:style-name="ce311" table:formula="of:=HEX2BIN([.B118];8)" office:value-type="string" office:string-value="01111010" calcext:value-type="string">
            <text:p>0111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B</text:p>
          </table:table-cell>
          <table:table-cell table:style-name="ce311" table:formula="of:=HEX2BIN([.B119];8)" office:value-type="string" office:string-value="01111011" calcext:value-type="string">
            <text:p>0111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C</text:p>
          </table:table-cell>
          <table:table-cell table:style-name="ce311" table:formula="of:=HEX2BIN([.B120];8)" office:value-type="string" office:string-value="01111100" calcext:value-type="string">
            <text:p>0111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D</text:p>
          </table:table-cell>
          <table:table-cell table:style-name="ce311" table:formula="of:=HEX2BIN([.B121];8)" office:value-type="string" office:string-value="01111101" calcext:value-type="string">
            <text:p>0111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E</text:p>
          </table:table-cell>
          <table:table-cell table:style-name="ce311" table:formula="of:=HEX2BIN([.B122];8)" office:value-type="string" office:string-value="01111110" calcext:value-type="string">
            <text:p>0111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F</text:p>
          </table:table-cell>
          <table:table-cell table:style-name="ce311" table:formula="of:=HEX2BIN([.B123];8)" office:value-type="string" office:string-value="01111111" calcext:value-type="string">
            <text:p>0111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4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80</text:p>
          </table:table-cell>
          <table:table-cell table:style-name="ce313" table:formula="of:=HEX2BIN([.B124];8)" office:value-type="string" office:string-value="10000000" calcext:value-type="string">
            <text:p>10000000</text:p>
          </table:table-cell>
          <table:table-cell table:style-name="ce376" office:value-type="float" office:value="1" calcext:value-type="float">
            <text:p>1</text:p>
          </table:table-cell>
          <table:table-cell table:number-columns-repeated="5" table:style-name="ce376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19" office:value-type="string" calcext:value-type="string">
            <text:p>CLR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1</text:p>
          </table:table-cell>
          <table:table-cell table:style-name="ce311" table:formula="of:=HEX2BIN([.B125];8)" office:value-type="string" office:string-value="10000001" calcext:value-type="string">
            <text:p>1000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2</text:p>
          </table:table-cell>
          <table:table-cell table:style-name="ce311" table:formula="of:=HEX2BIN([.B126];8)" office:value-type="string" office:string-value="10000010" calcext:value-type="string">
            <text:p>1000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5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3</text:p>
          </table:table-cell>
          <table:table-cell table:style-name="ce311" table:formula="of:=HEX2BIN([.B127];8)" office:value-type="string" office:string-value="10000011" calcext:value-type="string">
            <text:p>1000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4</text:p>
          </table:table-cell>
          <table:table-cell table:style-name="ce311" table:formula="of:=HEX2BIN([.B128];8)" office:value-type="string" office:string-value="10000100" calcext:value-type="string">
            <text:p>1000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5</text:p>
          </table:table-cell>
          <table:table-cell table:style-name="ce311" table:formula="of:=HEX2BIN([.B129];8)" office:value-type="string" office:string-value="10000101" calcext:value-type="string">
            <text:p>1000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6</text:p>
          </table:table-cell>
          <table:table-cell table:style-name="ce311" table:formula="of:=HEX2BIN([.B130];8)" office:value-type="string" office:string-value="10000110" calcext:value-type="string">
            <text:p>1000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7</text:p>
          </table:table-cell>
          <table:table-cell table:style-name="ce311" table:formula="of:=HEX2BIN([.B131];8)" office:value-type="string" office:string-value="10000111" calcext:value-type="string">
            <text:p>1000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8</text:p>
          </table:table-cell>
          <table:table-cell table:style-name="ce311" table:formula="of:=HEX2BIN([.B132];8)" office:value-type="string" office:string-value="10001000" calcext:value-type="string">
            <text:p>1000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9</text:p>
          </table:table-cell>
          <table:table-cell table:style-name="ce311" table:formula="of:=HEX2BIN([.B133];8)" office:value-type="string" office:string-value="10001001" calcext:value-type="string">
            <text:p>1000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A</text:p>
          </table:table-cell>
          <table:table-cell table:style-name="ce311" table:formula="of:=HEX2BIN([.B134];8)" office:value-type="string" office:string-value="10001010" calcext:value-type="string">
            <text:p>1000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B</text:p>
          </table:table-cell>
          <table:table-cell table:style-name="ce311" table:formula="of:=HEX2BIN([.B135];8)" office:value-type="string" office:string-value="10001011" calcext:value-type="string">
            <text:p>1000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C</text:p>
          </table:table-cell>
          <table:table-cell table:style-name="ce311" table:formula="of:=HEX2BIN([.B136];8)" office:value-type="string" office:string-value="10001100" calcext:value-type="string">
            <text:p>1000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D</text:p>
          </table:table-cell>
          <table:table-cell table:style-name="ce311" table:formula="of:=HEX2BIN([.B137];8)" office:value-type="string" office:string-value="10001101" calcext:value-type="string">
            <text:p>1000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E</text:p>
          </table:table-cell>
          <table:table-cell table:style-name="ce311" table:formula="of:=HEX2BIN([.B138];8)" office:value-type="string" office:string-value="10001110" calcext:value-type="string">
            <text:p>1000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F</text:p>
          </table:table-cell>
          <table:table-cell table:style-name="ce311" table:formula="of:=HEX2BIN([.B139];8)" office:value-type="string" office:string-value="10001111" calcext:value-type="string">
            <text:p>1000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90</text:p>
          </table:table-cell>
          <table:table-cell table:style-name="ce313" table:formula="of:=HEX2BIN([.B140];8)" office:value-type="string" office:string-value="10010000" calcext:value-type="string">
            <text:p>100100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TST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1</text:p>
          </table:table-cell>
          <table:table-cell table:style-name="ce311" table:formula="of:=HEX2BIN([.B141];8)" office:value-type="string" office:string-value="10010001" calcext:value-type="string">
            <text:p>1001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2</text:p>
          </table:table-cell>
          <table:table-cell table:style-name="ce311" table:formula="of:=HEX2BIN([.B142];8)" office:value-type="string" office:string-value="10010010" calcext:value-type="string">
            <text:p>1001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3</text:p>
          </table:table-cell>
          <table:table-cell table:style-name="ce311" table:formula="of:=HEX2BIN([.B143];8)" office:value-type="string" office:string-value="10010011" calcext:value-type="string">
            <text:p>1001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4</text:p>
          </table:table-cell>
          <table:table-cell table:style-name="ce311" table:formula="of:=HEX2BIN([.B144];8)" office:value-type="string" office:string-value="10010100" calcext:value-type="string">
            <text:p>1001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5</text:p>
          </table:table-cell>
          <table:table-cell table:style-name="ce311" table:formula="of:=HEX2BIN([.B145];8)" office:value-type="string" office:string-value="10010101" calcext:value-type="string">
            <text:p>1001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6</text:p>
          </table:table-cell>
          <table:table-cell table:style-name="ce311" table:formula="of:=HEX2BIN([.B146];8)" office:value-type="string" office:string-value="10010110" calcext:value-type="string">
            <text:p>1001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7</text:p>
          </table:table-cell>
          <table:table-cell table:style-name="ce311" table:formula="of:=HEX2BIN([.B147];8)" office:value-type="string" office:string-value="10010111" calcext:value-type="string">
            <text:p>1001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8</text:p>
          </table:table-cell>
          <table:table-cell table:style-name="ce311" table:formula="of:=HEX2BIN([.B148];8)" office:value-type="string" office:string-value="10011000" calcext:value-type="string">
            <text:p>1001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9</text:p>
          </table:table-cell>
          <table:table-cell table:style-name="ce311" table:formula="of:=HEX2BIN([.B149];8)" office:value-type="string" office:string-value="10011001" calcext:value-type="string">
            <text:p>1001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A</text:p>
          </table:table-cell>
          <table:table-cell table:style-name="ce311" table:formula="of:=HEX2BIN([.B150];8)" office:value-type="string" office:string-value="10011010" calcext:value-type="string">
            <text:p>1001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B</text:p>
          </table:table-cell>
          <table:table-cell table:style-name="ce311" table:formula="of:=HEX2BIN([.B151];8)" office:value-type="string" office:string-value="10011011" calcext:value-type="string">
            <text:p>1001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C</text:p>
          </table:table-cell>
          <table:table-cell table:style-name="ce311" table:formula="of:=HEX2BIN([.B152];8)" office:value-type="string" office:string-value="10011100" calcext:value-type="string">
            <text:p>1001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D</text:p>
          </table:table-cell>
          <table:table-cell table:style-name="ce311" table:formula="of:=HEX2BIN([.B153];8)" office:value-type="string" office:string-value="10011101" calcext:value-type="string">
            <text:p>1001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E</text:p>
          </table:table-cell>
          <table:table-cell table:style-name="ce311" table:formula="of:=HEX2BIN([.B154];8)" office:value-type="string" office:string-value="10011110" calcext:value-type="string">
            <text:p>1001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F</text:p>
          </table:table-cell>
          <table:table-cell table:style-name="ce311" table:formula="of:=HEX2BIN([.B155];8)" office:value-type="string" office:string-value="10011111" calcext:value-type="string">
            <text:p>1001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A0</text:p>
          </table:table-cell>
          <table:table-cell table:style-name="ce313" table:formula="of:=HEX2BIN([.B156];8)" office:value-type="string" office:string-value="10100000" calcext:value-type="string">
            <text:p>1010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ROLA</text:p>
          </table:table-cell>
          <table:table-cell table:style-name="ce42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1</text:p>
          </table:table-cell>
          <table:table-cell table:style-name="ce311" table:formula="of:=HEX2BIN([.B157];8)" office:value-type="string" office:string-value="10100001" calcext:value-type="string">
            <text:p>1010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2</text:p>
          </table:table-cell>
          <table:table-cell table:style-name="ce311" table:formula="of:=HEX2BIN([.B158];8)" office:value-type="string" office:string-value="10100010" calcext:value-type="string">
            <text:p>101000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3</text:p>
          </table:table-cell>
          <table:table-cell table:style-name="ce311" table:formula="of:=HEX2BIN([.B159];8)" office:value-type="string" office:string-value="10100011" calcext:value-type="string">
            <text:p>10100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4</text:p>
          </table:table-cell>
          <table:table-cell table:style-name="ce311" table:formula="of:=HEX2BIN([.B160];8)" office:value-type="string" office:string-value="10100100" calcext:value-type="string">
            <text:p>101001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5</text:p>
          </table:table-cell>
          <table:table-cell table:style-name="ce311" table:formula="of:=HEX2BIN([.B161];8)" office:value-type="string" office:string-value="10100101" calcext:value-type="string">
            <text:p>10100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6</text:p>
          </table:table-cell>
          <table:table-cell table:style-name="ce311" table:formula="of:=HEX2BIN([.B162];8)" office:value-type="string" office:string-value="10100110" calcext:value-type="string">
            <text:p>101001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7</text:p>
          </table:table-cell>
          <table:table-cell table:style-name="ce311" table:formula="of:=HEX2BIN([.B163];8)" office:value-type="string" office:string-value="10100111" calcext:value-type="string">
            <text:p>10100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4];8)" office:value-type="string" office:string-value="10101000" calcext:value-type="string">
            <text:p>101010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5];8)" office:value-type="string" office:string-value="10101001" calcext:value-type="string">
            <text:p>1010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A</text:p>
          </table:table-cell>
          <table:table-cell table:style-name="ce311" table:formula="of:=HEX2BIN([.B166];8)" office:value-type="string" office:string-value="10101010" calcext:value-type="string">
            <text:p>1010101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0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B</text:p>
          </table:table-cell>
          <table:table-cell table:style-name="ce311" table:formula="of:=HEX2BIN([.B167];8)" office:value-type="string" office:string-value="10101011" calcext:value-type="string">
            <text:p>1010101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1" office:value-type="float" office:value="1" calcext:value-type="float">
            <text:p>1</text:p>
          </table:table-cell>
          <table:table-cell table:style-name="ce425" office:value-type="float" office:value="1" calcext:value-type="float">
            <text:p>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AC</text:p>
          </table:table-cell>
          <table:table-cell table:style-name="ce311" table:formula="of:=HEX2BIN([.B168];8)" office:value-type="string" office:string-value="10101100" calcext:value-type="string">
            <text:p>101011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0" calcext:value-type="float">
            <text:p>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69];8)" office:value-type="string" office:string-value="10101101" calcext:value-type="string">
            <text:p>1010110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0];8)" office:value-type="string" office:string-value="10101110" calcext:value-type="string">
            <text:p>10101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41" office:value-type="string" calcext:value-type="string">
            <text:p>B0</text:p>
          </table:table-cell>
          <table:table-cell table:style-name="ce313" table:formula="of:=HEX2BIN([.B172];8)" office:value-type="string" office:string-value="10110000" calcext:value-type="string">
            <text:p>1011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1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28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1</text:p>
          </table:table-cell>
          <table:table-cell table:style-name="ce311" table:formula="of:=HEX2BIN([.B173];8)" office:value-type="string" office:string-value="10110001" calcext:value-type="string">
            <text:p>1011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2</text:p>
          </table:table-cell>
          <table:table-cell table:style-name="ce311" table:formula="of:=HEX2BIN([.B174];8)" office:value-type="string" office:string-value="10110010" calcext:value-type="string">
            <text:p>101100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3</text:p>
          </table:table-cell>
          <table:table-cell table:style-name="ce311" table:formula="of:=HEX2BIN([.B175];8)" office:value-type="string" office:string-value="10110011" calcext:value-type="string">
            <text:p>101100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4</text:p>
          </table:table-cell>
          <table:table-cell table:style-name="ce311" table:formula="of:=HEX2BIN([.B176];8)" office:value-type="string" office:string-value="10110100" calcext:value-type="string">
            <text:p>101101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5</text:p>
          </table:table-cell>
          <table:table-cell table:style-name="ce311" table:formula="of:=HEX2BIN([.B177];8)" office:value-type="string" office:string-value="10110101" calcext:value-type="string">
            <text:p>101101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6</text:p>
          </table:table-cell>
          <table:table-cell table:style-name="ce311" table:formula="of:=HEX2BIN([.B178];8)" office:value-type="string" office:string-value="10110110" calcext:value-type="string">
            <text:p>10110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7</text:p>
          </table:table-cell>
          <table:table-cell table:style-name="ce311" table:formula="of:=HEX2BIN([.B179];8)" office:value-type="string" office:string-value="10110111" calcext:value-type="string">
            <text:p>101101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8</text:p>
          </table:table-cell>
          <table:table-cell table:style-name="ce311" table:formula="of:=HEX2BIN([.B180];8)" office:value-type="string" office:string-value="10111000" calcext:value-type="string">
            <text:p>101110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4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4" office:value-type="float" office:value="0" calcext:value-type="float">
            <text:p>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9</text:p>
          </table:table-cell>
          <table:table-cell table:style-name="ce311" table:formula="of:=HEX2BIN([.B181];8)" office:value-type="string" office:string-value="10111001" calcext:value-type="string">
            <text:p>1011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A</text:p>
          </table:table-cell>
          <table:table-cell table:style-name="ce311" table:formula="of:=HEX2BIN([.B182];8)" office:value-type="string" office:string-value="10111010" calcext:value-type="string">
            <text:p>101110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B</text:p>
          </table:table-cell>
          <table:table-cell table:style-name="ce311" table:formula="of:=HEX2BIN([.B183];8)" office:value-type="string" office:string-value="10111011" calcext:value-type="string">
            <text:p>10111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C</text:p>
          </table:table-cell>
          <table:table-cell table:style-name="ce311" table:formula="of:=HEX2BIN([.B184];8)" office:value-type="string" office:string-value="10111100" calcext:value-type="string">
            <text:p>101111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D</text:p>
          </table:table-cell>
          <table:table-cell table:style-name="ce311" table:formula="of:=HEX2BIN([.B185];8)" office:value-type="string" office:string-value="10111101" calcext:value-type="string">
            <text:p>10111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E</text:p>
          </table:table-cell>
          <table:table-cell table:style-name="ce311" table:formula="of:=HEX2BIN([.B186];8)" office:value-type="string" office:string-value="10111110" calcext:value-type="string">
            <text:p>101111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F</text:p>
          </table:table-cell>
          <table:table-cell table:style-name="ce311" table:formula="of:=HEX2BIN([.B187];8)" office:value-type="string" office:string-value="10111111" calcext:value-type="string">
            <text:p>10111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3" office:value-type="string" calcext:value-type="string">
            <text:p>C0</text:p>
          </table:table-cell>
          <table:table-cell table:style-name="ce3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24" office:value-type="string" calcext:value-type="string">
            <text:p>ROL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1</text:p>
          </table:table-cell>
          <table:table-cell table:style-name="ce311" table:formula="of:=HEX2BIN([.B189];8)" office:value-type="string" office:string-value="11000001" calcext:value-type="string">
            <text:p>11000001</text:p>
          </table:table-cell>
          <table:table-cell table:style-name="ce378" office:value-type="float" office:value="1" calcext:value-type="float">
            <text:p>1</text:p>
          </table:table-cell>
          <table:table-cell table:style-name="ce383" office:value-type="float" office:value="1" calcext:value-type="float">
            <text:p>1</text:p>
          </table:table-cell>
          <table:table-cell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5" office:value-type="float" office:value="1" calcext:value-type="float">
            <text:p>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2</text:p>
          </table:table-cell>
          <table:table-cell table:style-name="ce311" table:formula="of:=HEX2BIN([.B190];8)" office:value-type="string" office:string-value="11000010" calcext:value-type="string">
            <text:p>11000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3</text:p>
          </table:table-cell>
          <table:table-cell table:style-name="ce311" table:formula="of:=HEX2BIN([.B191];8)" office:value-type="string" office:string-value="11000011" calcext:value-type="string">
            <text:p>11000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4</text:p>
          </table:table-cell>
          <table:table-cell table:style-name="ce311" table:formula="of:=HEX2BIN([.B192];8)" office:value-type="string" office:string-value="11000100" calcext:value-type="string">
            <text:p>110001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5</text:p>
          </table:table-cell>
          <table:table-cell table:style-name="ce311" table:formula="of:=HEX2BIN([.B193];8)" office:value-type="string" office:string-value="11000101" calcext:value-type="string">
            <text:p>110001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6</text:p>
          </table:table-cell>
          <table:table-cell table:style-name="ce311" table:formula="of:=HEX2BIN([.B194];8)" office:value-type="string" office:string-value="11000110" calcext:value-type="string">
            <text:p>110001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7</text:p>
          </table:table-cell>
          <table:table-cell table:style-name="ce311" table:formula="of:=HEX2BIN([.B195];8)" office:value-type="string" office:string-value="11000111" calcext:value-type="string">
            <text:p>110001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8</text:p>
          </table:table-cell>
          <table:table-cell table:style-name="ce311" table:formula="of:=HEX2BIN([.B196];8)" office:value-type="string" office:string-value="11001000" calcext:value-type="string">
            <text:p>110010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9</text:p>
          </table:table-cell>
          <table:table-cell table:style-name="ce311" table:formula="of:=HEX2BIN([.B197];8)" office:value-type="string" office:string-value="11001001" calcext:value-type="string">
            <text:p>110010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A</text:p>
          </table:table-cell>
          <table:table-cell table:style-name="ce311" table:formula="of:=HEX2BIN([.B198];8)" office:value-type="string" office:string-value="11001010" calcext:value-type="string">
            <text:p>11001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B</text:p>
          </table:table-cell>
          <table:table-cell table:style-name="ce311" table:formula="of:=HEX2BIN([.B199];8)" office:value-type="string" office:string-value="11001011" calcext:value-type="string">
            <text:p>11001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C</text:p>
          </table:table-cell>
          <table:table-cell table:style-name="ce311" table:formula="of:=HEX2BIN([.B200];8)" office:value-type="string" office:string-value="11001100" calcext:value-type="string">
            <text:p>11001100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float" office:value="1" calcext:value-type="float">
            <text:p>1</text:p>
          </table:table-cell>
          <table:table-cell table:style-name="ce389" office:value-type="float" office:value="0" calcext:value-type="float">
            <text:p>0</text:p>
          </table:table-cell>
          <table:table-cell table:style-name="ce394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D</text:p>
          </table:table-cell>
          <table:table-cell table:style-name="ce3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E</text:p>
          </table:table-cell>
          <table:table-cell table:style-name="ce3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6" office:value-type="string" calcext:value-type="string">
            <text:p>BSETD X,U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1"/>
          <table:table-cell table:style-name="ce390" table:number-columns-repeated="4"/>
          <table:table-cell table:style-name="ce410"/>
          <table:table-cell table:style-name="ce422"/>
          <table:table-cell table:style-name="ce426"/>
          <table:table-cell table:style-name="ce318" table:number-columns-repeated="2"/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2"/>
          <table:table-cell table:style-name="ce391" table:number-columns-repeated="4"/>
          <table:table-cell table:style-name="ce411"/>
          <table:table-cell table:style-name="ce423"/>
          <table:table-cell table:style-name="ce427"/>
          <table:table-cell table:style-name="ce3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3"/>
        <table:table-column table:style-name="co30" table:default-cell-style-name="ce436"/>
        <table:table-column table:style-name="co31" table:default-cell-style-name="Default"/>
        <table:table-row table:style-name="ro7">
          <table:table-cell table:style-name="ce430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434"/>
          <table:table-cell table:style-name="ce438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431" office:value-type="float" office:value="7" calcext:value-type="float">
            <text:p>7</text:p>
          </table:table-cell>
          <table:table-cell table:style-name="ce431" office:value-type="float" office:value="6" calcext:value-type="float">
            <text:p>6</text:p>
          </table:table-cell>
          <table:table-cell table:style-name="ce431" office:value-type="float" office:value="5" calcext:value-type="float">
            <text:p>5</text:p>
          </table:table-cell>
          <table:table-cell table:style-name="ce431" office:value-type="float" office:value="4" calcext:value-type="float">
            <text:p>4</text:p>
          </table:table-cell>
          <table:table-cell table:style-name="ce431" office:value-type="float" office:value="3" calcext:value-type="float">
            <text:p>3</text:p>
          </table:table-cell>
          <table:table-cell table:style-name="ce431" office:value-type="float" office:value="2" calcext:value-type="float">
            <text:p>2</text:p>
          </table:table-cell>
          <table:table-cell table:style-name="ce431" office:value-type="float" office:value="1" calcext:value-type="float">
            <text:p>1</text:p>
          </table:table-cell>
          <table:table-cell table:style-name="ce435" office:value-type="float" office:value="0" calcext:value-type="float">
            <text:p>0</text:p>
          </table:table-cell>
          <table:covered-table-cell table:style-name="ce139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3"/>
          <table:table-cell/>
        </table:table-row>
        <table:table-row table:style-name="ro7">
          <table:table-cell table:number-columns-repeated="7"/>
          <table:table-cell table:style-name="ce3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431"/>
          <table:table-cell table:number-columns-repeated="3" table:style-name="ce433" office:value-type="string" calcext:value-type="string">
            <text:p>R</text:p>
          </table:table-cell>
          <table:table-cell table:style-name="ce431" table:number-columns-repeated="3"/>
          <table:table-cell table:style-name="ce435"/>
          <table:table-cell table:style-name="ce139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43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Y</text:p>
          </table:table-cell>
        </table:table-row>
        <table:table-row table:style-name="ro7">
          <table:table-cell table:style-name="ce43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U</text:p>
          </table:table-cell>
        </table:table-row>
        <table:table-row table:style-name="ro7">
          <table:table-cell table:style-name="ce43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S</text:p>
          </table:table-cell>
        </table:table-row>
        <table:table-row table:style-name="ro7">
          <table:table-cell table:style-name="ce432"/>
          <table:table-cell table:number-columns-repeated="3"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432" table:number-columns-repeated="8"/>
          <table:table-cell/>
        </table:table-row>
        <table:table-row table:style-name="ro7">
          <table:table-cell table:style-name="ce432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34"/>
        <table:table-column table:style-name="co33" table:number-columns-repeated="3" table:default-cell-style-name="ce334"/>
        <table:table-column table:style-name="co33" table:number-columns-repeated="2" table:default-cell-style-name="ce142"/>
        <table:table-column table:style-name="co33" table:number-columns-repeated="2" table:default-cell-style-name="ce334"/>
        <table:table-row table:style-name="ro7">
          <table:table-cell table:number-columns-repeated="5"/>
          <table:table-cell table:style-name="ce3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34"/>
          <table:covered-table-cell table:number-columns-repeated="2"/>
        </table:table-row>
        <table:table-row table:style-name="ro7">
          <table:table-cell/>
          <table:table-cell table:style-name="ce381" office:value-type="string" calcext:value-type="string">
            <text:p>MSB</text:p>
          </table:table-cell>
          <table:table-cell table:style-name="ce390" table:number-columns-repeated="6"/>
          <table:table-cell table:style-name="ce443" office:value-type="string" calcext:value-type="string">
            <text:p>LSB</text:p>
          </table:table-cell>
        </table:table-row>
        <table:table-row table:style-name="ro7">
          <table:table-cell/>
          <table:table-cell table:style-name="ce318" office:value-type="string" calcext:value-type="string" table:number-columns-spanned="4" table:number-rows-spanned="1">
            <text:p><text:s/>Destination </text:p>
          </table:table-cell>
          <table:covered-table-cell table:number-columns-repeated="3" table:style-name="ce391"/>
          <table:table-cell table:style-name="ce318" office:value-type="string" calcext:value-type="string" table:number-columns-spanned="4" table:number-rows-spanned="1">
            <text:p>Source </text:p>
          </table:table-cell>
          <table:covered-table-cell table:number-columns-repeated="2" table:style-name="ce391"/>
          <table:covered-table-cell table:style-name="ce444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table:style-name="ce441"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style-name="ce440" office:value-type="string" calcext:value-type="string" table:number-columns-spanned="8" table:number-rows-spanned="1">
            <text:p>Assembler syntax: <text:span text:style-name="T1">TFR</text:span> source, destination</text:p>
          </table:table-cell>
          <table:covered-table-cell table:number-columns-repeated="7" table:style-name="Default"/>
        </table:table-row>
      </table:table>
      <table:table table:name="Test Benches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86"/>
        <table:table-column table:style-name="co37" table:default-cell-style-name="ce293"/>
        <table:table-column table:style-name="co12" table:number-columns-repeated="3" table:default-cell-style-name="Default"/>
        <table:table-row table:style-name="ro7">
          <table:table-cell table:number-columns-repeated="8"/>
        </table:table-row>
        <table:table-row table:style-name="ro14">
          <table:table-cell/>
          <table:table-cell table:style-name="ce302" office:value-type="string" calcext:value-type="string">
            <text:p>OP</text:p>
          </table:table-cell>
          <table:table-cell table:style-name="ce317" office:value-type="string" calcext:value-type="string">
            <text:p>Mnem</text:p>
          </table:table-cell>
          <table:table-cell table:style-name="ce287" office:value-type="string" calcext:value-type="string">
            <text:p>Test Name</text:p>
          </table:table-cell>
          <table:table-cell table:style-name="ce294" office:value-type="string" calcext:value-type="string">
            <text:p>Remarks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8</text:p>
          </table:table-cell>
          <table:table-cell table:style-name="ce321" office:value-type="string" calcext:value-type="string">
            <text:p>LEAX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9</text:p>
          </table:table-cell>
          <table:table-cell table:style-name="ce321" office:value-type="string" calcext:value-type="string">
            <text:p>LEAY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A</text:p>
          </table:table-cell>
          <table:table-cell table:style-name="ce321" office:value-type="string" calcext:value-type="string">
            <text:p>LEAU</text:p>
          </table:table-cell>
          <table:table-cell table:style-name="ce288" office:value-type="string" calcext:value-type="string">
            <text:p>idx5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B</text:p>
          </table:table-cell>
          <table:table-cell table:style-name="ce321" office:value-type="string" calcext:value-type="string">
            <text:p>LEAS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C</text:p>
          </table:table-cell>
          <table:table-cell table:style-name="ce321" office:value-type="string" calcext:value-type="string">
            <text:p>PSHS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D</text:p>
          </table:table-cell>
          <table:table-cell table:style-name="ce321" office:value-type="string" calcext:value-type="string">
            <text:p>PSHU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E</text:p>
          </table:table-cell>
          <table:table-cell table:style-name="ce321" office:value-type="string" calcext:value-type="string">
            <text:p>PULS</text:p>
          </table:table-cell>
          <table:table-cell table:style-name="ce288" office:value-type="string" calcext:value-type="string">
            <text:p>pul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F</text:p>
          </table:table-cell>
          <table:table-cell table:style-name="ce321" office:value-type="string" calcext:value-type="string">
            <text:p>PULU</text:p>
          </table:table-cell>
          <table:table-cell table:style-name="ce288" office:value-type="string" calcext:value-type="string">
            <text:p>pul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1</text:p>
          </table:table-cell>
          <table:table-cell table:style-name="ce321" office:value-type="string" calcext:value-type="string">
            <text:p>LDB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2</text:p>
          </table:table-cell>
          <table:table-cell table:style-name="ce321" office:value-type="string" calcext:value-type="string">
            <text:p>LDA (IDX)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3</text:p>
          </table:table-cell>
          <table:table-cell table:style-name="ce321" office:value-type="string" calcext:value-type="string">
            <text:p>LDB (IDX)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4</text:p>
          </table:table-cell>
          <table:table-cell table:style-name="ce321" office:value-type="string" calcext:value-type="string">
            <text:p>ADDA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5</text:p>
          </table:table-cell>
          <table:table-cell table:style-name="ce321" office:value-type="string" calcext:value-type="string">
            <text:p>ADDB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6</text:p>
          </table:table-cell>
          <table:table-cell table:style-name="ce321" office:value-type="string" calcext:value-type="string">
            <text:p>ADDA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7</text:p>
          </table:table-cell>
          <table:table-cell table:style-name="ce321" office:value-type="string" calcext:value-type="string">
            <text:p>ADDB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8</text:p>
          </table:table-cell>
          <table:table-cell table:style-name="ce321" office:value-type="string" calcext:value-type="string">
            <text:p>ADCA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9</text:p>
          </table:table-cell>
          <table:table-cell table:style-name="ce321" office:value-type="string" calcext:value-type="string">
            <text:p>ADCB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A</text:p>
          </table:table-cell>
          <table:table-cell table:style-name="ce321" office:value-type="string" calcext:value-type="string">
            <text:p>ADCA (idx)</text:p>
          </table:table-cell>
          <table:table-cell table:style-name="ce288" office:value-type="string" calcext:value-type="string">
            <text:p>ad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B</text:p>
          </table:table-cell>
          <table:table-cell table:style-name="ce321" office:value-type="string" calcext:value-type="string">
            <text:p>ADCB (idx)</text:p>
          </table:table-cell>
          <table:table-cell table:style-name="ce288" office:value-type="string" calcext:value-type="string">
            <text:p>ad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C</text:p>
          </table:table-cell>
          <table:table-cell table:style-name="ce321" office:value-type="string" calcext:value-type="string">
            <text:p>SUBA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D</text:p>
          </table:table-cell>
          <table:table-cell table:style-name="ce321" office:value-type="string" calcext:value-type="string">
            <text:p>SUBB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E</text:p>
          </table:table-cell>
          <table:table-cell table:style-name="ce321" office:value-type="string" calcext:value-type="string">
            <text:p>SUBA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F</text:p>
          </table:table-cell>
          <table:table-cell table:style-name="ce321" office:value-type="string" calcext:value-type="string">
            <text:p>SUBB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89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1</text:p>
          </table:table-cell>
          <table:table-cell table:style-name="ce321" office:value-type="string" calcext:value-type="string">
            <text:p>SBCB</text:p>
          </table:table-cell>
          <table:table-cell table:style-name="ce288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2</text:p>
          </table:table-cell>
          <table:table-cell table:style-name="ce321" office:value-type="string" calcext:value-type="string">
            <text:p>SBCA (idx)</text:p>
          </table:table-cell>
          <table:table-cell table:style-name="ce288" office:value-type="string" calcext:value-type="string">
            <text:p>sb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3</text:p>
          </table:table-cell>
          <table:table-cell table:style-name="ce321" office:value-type="string" calcext:value-type="string">
            <text:p>SBCB (idx)</text:p>
          </table:table-cell>
          <table:table-cell table:style-name="ce288" office:value-type="string" calcext:value-type="string">
            <text:p>sb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4</text:p>
          </table:table-cell>
          <table:table-cell table:style-name="ce321" office:value-type="string" calcext:value-type="string">
            <text:p>AND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5</text:p>
          </table:table-cell>
          <table:table-cell table:style-name="ce321" office:value-type="string" calcext:value-type="string">
            <text:p>AND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6</text:p>
          </table:table-cell>
          <table:table-cell table:style-name="ce321" office:value-type="string" calcext:value-type="string">
            <text:p>ANDA (idx)</text:p>
          </table:table-cell>
          <table:table-cell table:style-name="ce288" office:value-type="string" calcext:value-type="string">
            <text:p>an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7</text:p>
          </table:table-cell>
          <table:table-cell table:style-name="ce321" office:value-type="string" calcext:value-type="string">
            <text:p>ANDB (idx)</text:p>
          </table:table-cell>
          <table:table-cell table:style-name="ce288" office:value-type="string" calcext:value-type="string">
            <text:p>an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8</text:p>
          </table:table-cell>
          <table:table-cell table:style-name="ce321" office:value-type="string" calcext:value-type="string">
            <text:p>BIT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9</text:p>
          </table:table-cell>
          <table:table-cell table:style-name="ce321" office:value-type="string" calcext:value-type="string">
            <text:p>BIT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A</text:p>
          </table:table-cell>
          <table:table-cell table:style-name="ce321" office:value-type="string" calcext:value-type="string">
            <text:p>BITA (idx)</text:p>
          </table:table-cell>
          <table:table-cell table:style-name="ce288" office:value-type="string" calcext:value-type="string">
            <text:p>bi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B</text:p>
          </table:table-cell>
          <table:table-cell table:style-name="ce321" office:value-type="string" calcext:value-type="string">
            <text:p>BITB (idx)</text:p>
          </table:table-cell>
          <table:table-cell table:style-name="ce288" office:value-type="string" calcext:value-type="string">
            <text:p>bi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C</text:p>
          </table:table-cell>
          <table:table-cell table:style-name="ce321" office:value-type="string" calcext:value-type="string">
            <text:p>EORA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D</text:p>
          </table:table-cell>
          <table:table-cell table:style-name="ce321" office:value-type="string" calcext:value-type="string">
            <text:p>EORB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E</text:p>
          </table:table-cell>
          <table:table-cell table:style-name="ce321" office:value-type="string" calcext:value-type="string">
            <text:p>EORA (idx)</text:p>
          </table:table-cell>
          <table:table-cell table:style-name="ce288" office:value-type="string" calcext:value-type="string">
            <text:p>e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F</text:p>
          </table:table-cell>
          <table:table-cell table:style-name="ce321" office:value-type="string" calcext:value-type="string">
            <text:p>EORB (idx)</text:p>
          </table:table-cell>
          <table:table-cell table:style-name="ce288" office:value-type="string" calcext:value-type="string">
            <text:p>e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89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1</text:p>
          </table:table-cell>
          <table:table-cell table:style-name="ce321" office:value-type="string" calcext:value-type="string">
            <text:p>ORB</text:p>
          </table:table-cell>
          <table:table-cell table:style-name="ce288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2</text:p>
          </table:table-cell>
          <table:table-cell table:style-name="ce321" office:value-type="string" calcext:value-type="string">
            <text:p>ORA (idx)</text:p>
          </table:table-cell>
          <table:table-cell table:style-name="ce288" office:value-type="string" calcext:value-type="string">
            <text:p>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3</text:p>
          </table:table-cell>
          <table:table-cell table:style-name="ce321" office:value-type="string" calcext:value-type="string">
            <text:p>ORB (idx)</text:p>
          </table:table-cell>
          <table:table-cell table:style-name="ce288" office:value-type="string" calcext:value-type="string">
            <text:p>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4</text:p>
          </table:table-cell>
          <table:table-cell table:style-name="ce321" office:value-type="string" calcext:value-type="string">
            <text:p>CMPA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5</text:p>
          </table:table-cell>
          <table:table-cell table:style-name="ce321" office:value-type="string" calcext:value-type="string">
            <text:p>CMPB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6</text:p>
          </table:table-cell>
          <table:table-cell table:style-name="ce321" office:value-type="string" calcext:value-type="string">
            <text:p>CMPA (idx)</text:p>
          </table:table-cell>
          <table:table-cell table:style-name="ce288" office:value-type="string" calcext:value-type="string">
            <text:p>bmove,bset,d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7</text:p>
          </table:table-cell>
          <table:table-cell table:style-name="ce321" office:value-type="string" calcext:value-type="string">
            <text:p>CMPB (idx)</text:p>
          </table:table-cell>
          <table:table-cell table:style-name="ce288" office:value-type="string" calcext:value-type="string">
            <text:p>clr2,idx2,idx3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8</text:p>
          </table:table-cell>
          <table:table-cell table:style-name="ce321" office:value-type="string" calcext:value-type="string">
            <text:p>SETLINES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9</text:p>
          </table:table-cell>
          <table:table-cell table:style-name="ce321" office:value-type="string" calcext:value-type="string">
            <text:p>SETLINES (idx)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A</text:p>
          </table:table-cell>
          <table:table-cell table:style-name="ce321" office:value-type="string" calcext:value-type="string">
            <text:p>STA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B</text:p>
          </table:table-cell>
          <table:table-cell table:style-name="ce321" office:value-type="string" calcext:value-type="string">
            <text:p>STB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C</text:p>
          </table:table-cell>
          <table:table-cell table:style-name="ce321" office:value-type="string" calcext:value-type="string">
            <text:p>ANDC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D</text:p>
          </table:table-cell>
          <table:table-cell table:style-name="ce321" office:value-type="string" calcext:value-type="string">
            <text:p>ORCC</text:p>
          </table:table-cell>
          <table:table-cell table:style-name="ce288" office:value-type="string" calcext:value-type="string">
            <text:p>or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E</text:p>
          </table:table-cell>
          <table:table-cell table:style-name="ce321" office:value-type="string" calcext:value-type="string">
            <text:p>EXG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F</text:p>
          </table:table-cell>
          <table:table-cell table:style-name="ce321" office:value-type="string" calcext:value-type="string">
            <text:p>TFR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1</text:p>
          </table:table-cell>
          <table:table-cell table:style-name="ce321" office:value-type="string" calcext:value-type="string">
            <text:p>LDD (idx)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2</text:p>
          </table:table-cell>
          <table:table-cell table:style-name="ce321" office:value-type="string" calcext:value-type="string">
            <text:p>LD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3</text:p>
          </table:table-cell>
          <table:table-cell table:style-name="ce321" office:value-type="string" calcext:value-type="string">
            <text:p>LDX (idx)</text:p>
          </table:table-cell>
          <table:table-cell table:style-name="ce288" office:value-type="string" calcext:value-type="string">
            <text:p>l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4</text:p>
          </table:table-cell>
          <table:table-cell table:style-name="ce321" office:value-type="string" calcext:value-type="string">
            <text:p>LD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5</text:p>
          </table:table-cell>
          <table:table-cell table:style-name="ce321" office:value-type="string" calcext:value-type="string">
            <text:p>LDY (idx)</text:p>
          </table:table-cell>
          <table:table-cell table:style-name="ce288" office:value-type="string" calcext:value-type="string">
            <text:p>l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6</text:p>
          </table:table-cell>
          <table:table-cell table:style-name="ce321" office:value-type="string" calcext:value-type="string">
            <text:p>LDU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7</text:p>
          </table:table-cell>
          <table:table-cell table:style-name="ce321" office:value-type="string" calcext:value-type="string">
            <text:p>LDU (idx)</text:p>
          </table:table-cell>
          <table:table-cell table:style-name="ce288" office:value-type="string" calcext:value-type="string">
            <text:p>ld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8</text:p>
          </table:table-cell>
          <table:table-cell table:style-name="ce321" office:value-type="string" calcext:value-type="string">
            <text:p>LD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9</text:p>
          </table:table-cell>
          <table:table-cell table:style-name="ce321" office:value-type="string" calcext:value-type="string">
            <text:p>LDS (idx)</text:p>
          </table:table-cell>
          <table:table-cell table:style-name="ce288" office:value-type="string" calcext:value-type="string">
            <text:p>ld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A</text:p>
          </table:table-cell>
          <table:table-cell table:style-name="ce321" office:value-type="string" calcext:value-type="string">
            <text:p>CMPD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B</text:p>
          </table:table-cell>
          <table:table-cell table:style-name="ce321" office:value-type="string" calcext:value-type="string">
            <text:p>CMPD (idx)</text:p>
          </table:table-cell>
          <table:table-cell table:style-name="ce288" office:value-type="string" calcext:value-type="string">
            <text:p>in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C</text:p>
          </table:table-cell>
          <table:table-cell table:style-name="ce321" office:value-type="string" calcext:value-type="string">
            <text:p>CMP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D</text:p>
          </table:table-cell>
          <table:table-cell table:style-name="ce321" office:value-type="string" calcext:value-type="string">
            <text:p>CMPX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E</text:p>
          </table:table-cell>
          <table:table-cell table:style-name="ce321" office:value-type="string" calcext:value-type="string">
            <text:p>CMP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F</text:p>
          </table:table-cell>
          <table:table-cell table:style-name="ce321" office:value-type="string" calcext:value-type="string">
            <text:p>CMPY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1</text:p>
          </table:table-cell>
          <table:table-cell table:style-name="ce321" office:value-type="string" calcext:value-type="string">
            <text:p>CMPU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2</text:p>
          </table:table-cell>
          <table:table-cell table:style-name="ce321" office:value-type="string" calcext:value-type="string">
            <text:p>CMP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3</text:p>
          </table:table-cell>
          <table:table-cell table:style-name="ce321" office:value-type="string" calcext:value-type="string">
            <text:p>CMPS (idx)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4</text:p>
          </table:table-cell>
          <table:table-cell table:style-name="ce321" office:value-type="string" calcext:value-type="string">
            <text:p>ADDD</text:p>
          </table:table-cell>
          <table:table-cell table:style-name="ce288" office:value-type="string" calcext:value-type="string">
            <text:p>ad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5</text:p>
          </table:table-cell>
          <table:table-cell table:style-name="ce321" office:value-type="string" calcext:value-type="string">
            <text:p>ADDD (idx)</text:p>
          </table:table-cell>
          <table:table-cell table:style-name="ce288" office:value-type="string" calcext:value-type="string">
            <text:p>ad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6</text:p>
          </table:table-cell>
          <table:table-cell table:style-name="ce321" office:value-type="string" calcext:value-type="string">
            <text:p>SUBD</text:p>
          </table:table-cell>
          <table:table-cell table:style-name="ce288" office:value-type="string" calcext:value-type="string">
            <text:p>sub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7</text:p>
          </table:table-cell>
          <table:table-cell table:style-name="ce321" office:value-type="string" calcext:value-type="string">
            <text:p>SUBD (idx)</text:p>
          </table:table-cell>
          <table:table-cell table:style-name="ce288" office:value-type="string" calcext:value-type="string">
            <text:p>sub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8</text:p>
          </table:table-cell>
          <table:table-cell table:style-name="ce321" office:value-type="string" calcext:value-type="string">
            <text:p>STD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9</text:p>
          </table:table-cell>
          <table:table-cell table:style-name="ce321" office:value-type="string" calcext:value-type="string">
            <text:p>STX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A</text:p>
          </table:table-cell>
          <table:table-cell table:style-name="ce321" office:value-type="string" calcext:value-type="string">
            <text:p>STY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B</text:p>
          </table:table-cell>
          <table:table-cell table:style-name="ce321" office:value-type="string" calcext:value-type="string">
            <text:p>STU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C</text:p>
          </table:table-cell>
          <table:table-cell table:style-name="ce321" office:value-type="string" calcext:value-type="string">
            <text:p>STS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D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E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89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1</text:p>
          </table:table-cell>
          <table:table-cell table:style-name="ce321" office:value-type="string" calcext:value-type="string">
            <text:p>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2</text:p>
          </table:table-cell>
          <table:table-cell table:style-name="ce321" office:value-type="string" calcext:value-type="string">
            <text:p>BCC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3</text:p>
          </table:table-cell>
          <table:table-cell table:style-name="ce321" office:value-type="string" calcext:value-type="string">
            <text:p>BNE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4</text:p>
          </table:table-cell>
          <table:table-cell table:style-name="ce321" office:value-type="string" calcext:value-type="string">
            <text:p>BV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5</text:p>
          </table:table-cell>
          <table:table-cell table:style-name="ce321" office:value-type="string" calcext:value-type="string">
            <text:p>BPL</text:p>
          </table:table-cell>
          <table:table-cell table:style-name="ce288" office:value-type="string" calcext:value-type="string">
            <text:p>bpl, 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6</text:p>
          </table:table-cell>
          <table:table-cell table:style-name="ce321" office:value-type="string" calcext:value-type="string">
            <text:p>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7</text:p>
          </table:table-cell>
          <table:table-cell table:style-name="ce321" office:value-type="string" calcext:value-type="string">
            <text:p>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8</text:p>
          </table:table-cell>
          <table:table-cell table:style-name="ce321" office:value-type="string" calcext:value-type="string">
            <text:p>LBRA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9</text:p>
          </table:table-cell>
          <table:table-cell table:style-name="ce321" office:value-type="string" calcext:value-type="string">
            <text:p>L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A</text:p>
          </table:table-cell>
          <table:table-cell table:style-name="ce321" office:value-type="string" calcext:value-type="string">
            <text:p>LBC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B</text:p>
          </table:table-cell>
          <table:table-cell table:style-name="ce321" office:value-type="string" calcext:value-type="string">
            <text:p>LBNE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C</text:p>
          </table:table-cell>
          <table:table-cell table:style-name="ce321" office:value-type="string" calcext:value-type="string">
            <text:p>LBV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D</text:p>
          </table:table-cell>
          <table:table-cell table:style-name="ce321" office:value-type="string" calcext:value-type="string">
            <text:p>LBP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E</text:p>
          </table:table-cell>
          <table:table-cell table:style-name="ce321" office:value-type="string" calcext:value-type="string">
            <text:p>L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F</text:p>
          </table:table-cell>
          <table:table-cell table:style-name="ce321" office:value-type="string" calcext:value-type="string">
            <text:p>L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1</text:p>
          </table:table-cell>
          <table:table-cell table:style-name="ce321" office:value-type="string" calcext:value-type="string">
            <text:p>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2</text:p>
          </table:table-cell>
          <table:table-cell table:style-name="ce321" office:value-type="string" calcext:value-type="string">
            <text:p>BCS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3</text:p>
          </table:table-cell>
          <table:table-cell table:style-name="ce321" office:value-type="string" calcext:value-type="string">
            <text:p>BEQ</text:p>
          </table:table-cell>
          <table:table-cell table:style-name="ce288" office:value-type="string" calcext:value-type="string">
            <text:p>beq, bpl, 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4</text:p>
          </table:table-cell>
          <table:table-cell table:style-name="ce321" office:value-type="string" calcext:value-type="string">
            <text:p>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5</text:p>
          </table:table-cell>
          <table:table-cell table:style-name="ce321" office:value-type="string" calcext:value-type="string">
            <text:p>BMI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6</text:p>
          </table:table-cell>
          <table:table-cell table:style-name="ce321" office:value-type="string" calcext:value-type="string">
            <text:p>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7</text:p>
          </table:table-cell>
          <table:table-cell table:style-name="ce321" office:value-type="string" calcext:value-type="string">
            <text:p>BLE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8</text:p>
          </table:table-cell>
          <table:table-cell table:style-name="ce321" office:value-type="string" calcext:value-type="string">
            <text:p>LBRN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9</text:p>
          </table:table-cell>
          <table:table-cell table:style-name="ce321" office:value-type="string" calcext:value-type="string">
            <text:p>L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A</text:p>
          </table:table-cell>
          <table:table-cell table:style-name="ce321" office:value-type="string" calcext:value-type="string">
            <text:p>LBC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B</text:p>
          </table:table-cell>
          <table:table-cell table:style-name="ce321" office:value-type="string" calcext:value-type="string">
            <text:p>LBEQ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C</text:p>
          </table:table-cell>
          <table:table-cell table:style-name="ce321" office:value-type="string" calcext:value-type="string">
            <text:p>L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D</text:p>
          </table:table-cell>
          <table:table-cell table:style-name="ce321" office:value-type="string" calcext:value-type="string">
            <text:p>LBM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E</text:p>
          </table:table-cell>
          <table:table-cell table:style-name="ce321" office:value-type="string" calcext:value-type="string">
            <text:p>L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F</text:p>
          </table:table-cell>
          <table:table-cell table:style-name="ce321" office:value-type="string" calcext:value-type="string">
            <text:p>LBL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89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1</text:p>
          </table:table-cell>
          <table:table-cell table:style-name="ce321" office:value-type="string" calcext:value-type="string">
            <text:p>CLRB</text:p>
          </table:table-cell>
          <table:table-cell table:style-name="ce288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2</text:p>
          </table:table-cell>
          <table:table-cell table:style-name="ce321" office:value-type="string" calcext:value-type="string">
            <text:p>CLR (idx)</text:p>
          </table:table-cell>
          <table:table-cell table:style-name="ce288" office:value-type="string" calcext:value-type="string">
            <text:p>clr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3</text:p>
          </table:table-cell>
          <table:table-cell table:style-name="ce321" office:value-type="string" calcext:value-type="string">
            <text:p>COMA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4</text:p>
          </table:table-cell>
          <table:table-cell table:style-name="ce321" office:value-type="string" calcext:value-type="string">
            <text:p>COMB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5</text:p>
          </table:table-cell>
          <table:table-cell table:style-name="ce321" office:value-type="string" calcext:value-type="string">
            <text:p>COM</text:p>
          </table:table-cell>
          <table:table-cell table:style-name="ce288" office:value-type="string" calcext:value-type="string">
            <text:p>com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6</text:p>
          </table:table-cell>
          <table:table-cell table:style-name="ce321" office:value-type="string" calcext:value-type="string">
            <text:p>NEGA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7</text:p>
          </table:table-cell>
          <table:table-cell table:style-name="ce321" office:value-type="string" calcext:value-type="string">
            <text:p>NEGB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8</text:p>
          </table:table-cell>
          <table:table-cell table:style-name="ce321" office:value-type="string" calcext:value-type="string">
            <text:p>NEG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9</text:p>
          </table:table-cell>
          <table:table-cell table:style-name="ce321" office:value-type="string" calcext:value-type="string">
            <text:p>INCA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A</text:p>
          </table:table-cell>
          <table:table-cell table:style-name="ce321" office:value-type="string" calcext:value-type="string">
            <text:p>INCB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B</text:p>
          </table:table-cell>
          <table:table-cell table:style-name="ce321" office:value-type="string" calcext:value-type="string">
            <text:p>INC</text:p>
          </table:table-cell>
          <table:table-cell table:style-name="ce288" office:value-type="string" calcext:value-type="string">
            <text:p>in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C</text:p>
          </table:table-cell>
          <table:table-cell table:style-name="ce321" office:value-type="string" calcext:value-type="string">
            <text:p>DECA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D</text:p>
          </table:table-cell>
          <table:table-cell table:style-name="ce321" office:value-type="string" calcext:value-type="string">
            <text:p>DECB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E</text:p>
          </table:table-cell>
          <table:table-cell table:style-name="ce321" office:value-type="string" calcext:value-type="string">
            <text:p>DEC</text:p>
          </table:table-cell>
          <table:table-cell table:style-name="ce288" office:value-type="string" calcext:value-type="string">
            <text:p>de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F</text:p>
          </table:table-cell>
          <table:table-cell table:style-name="ce321" office:value-type="string" calcext:value-type="string">
            <text:p>RTS</text:p>
          </table:table-cell>
          <table:table-cell table:style-name="ce288" office:value-type="string" calcext:value-type="string">
            <text:p>rt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89" office:value-type="string" calcext:value-type="string">
            <text:p>bi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1</text:p>
          </table:table-cell>
          <table:table-cell table:style-name="ce321" office:value-type="string" calcext:value-type="string">
            <text:p>TSTB</text:p>
          </table:table-cell>
          <table:table-cell table:style-name="ce288" office:value-type="string" calcext:value-type="string">
            <text:p>mul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2</text:p>
          </table:table-cell>
          <table:table-cell table:style-name="ce321" office:value-type="string" calcext:value-type="string">
            <text:p>TS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3</text:p>
          </table:table-cell>
          <table:table-cell table:style-name="ce321" office:value-type="string" calcext:value-type="string">
            <text:p>LSRA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4</text:p>
          </table:table-cell>
          <table:table-cell table:style-name="ce321" office:value-type="string" calcext:value-type="string">
            <text:p>LSRB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5</text:p>
          </table:table-cell>
          <table:table-cell table:style-name="ce321" office:value-type="string" calcext:value-type="string">
            <text:p>LSR (idx)</text:p>
          </table:table-cell>
          <table:table-cell table:style-name="ce288" office:value-type="string" calcext:value-type="string">
            <text:p>ls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6</text:p>
          </table:table-cell>
          <table:table-cell table:style-name="ce321" office:value-type="string" calcext:value-type="string">
            <text:p>RORA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7</text:p>
          </table:table-cell>
          <table:table-cell table:style-name="ce321" office:value-type="string" calcext:value-type="string">
            <text:p>RORB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8</text:p>
          </table:table-cell>
          <table:table-cell table:style-name="ce321" office:value-type="string" calcext:value-type="string">
            <text:p>ROR (idx)</text:p>
          </table:table-cell>
          <table:table-cell table:style-name="ce288" office:value-type="string" calcext:value-type="string">
            <text:p>r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9</text:p>
          </table:table-cell>
          <table:table-cell table:style-name="ce321" office:value-type="string" calcext:value-type="string">
            <text:p>ASRA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A</text:p>
          </table:table-cell>
          <table:table-cell table:style-name="ce321" office:value-type="string" calcext:value-type="string">
            <text:p>ASRB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B</text:p>
          </table:table-cell>
          <table:table-cell table:style-name="ce321" office:value-type="string" calcext:value-type="string">
            <text:p>ASR (idx)</text:p>
          </table:table-cell>
          <table:table-cell table:style-name="ce288" office:value-type="string" calcext:value-type="string">
            <text:p>as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C</text:p>
          </table:table-cell>
          <table:table-cell table:style-name="ce321" office:value-type="string" calcext:value-type="string">
            <text:p>ASLA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D</text:p>
          </table:table-cell>
          <table:table-cell table:style-name="ce321" office:value-type="string" calcext:value-type="string">
            <text:p>ASLB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E</text:p>
          </table:table-cell>
          <table:table-cell table:style-name="ce321" office:value-type="string" calcext:value-type="string">
            <text:p>ASL (idx)</text:p>
          </table:table-cell>
          <table:table-cell table:style-name="ce288" office:value-type="string" calcext:value-type="string">
            <text:p>asl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F</text:p>
          </table:table-cell>
          <table:table-cell table:style-name="ce321" office:value-type="string" calcext:value-type="string">
            <text:p>RTI</text:p>
          </table:table-cell>
          <table:table-cell table:style-name="ce288" office:value-type="string" calcext:value-type="string">
            <text:p>irq, firq…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89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1</text:p>
          </table:table-cell>
          <table:table-cell table:style-name="ce321" office:value-type="string" calcext:value-type="string">
            <text:p>ROLB</text:p>
          </table:table-cell>
          <table:table-cell table:style-name="ce288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2</text:p>
          </table:table-cell>
          <table:table-cell table:style-name="ce321" office:value-type="string" calcext:value-type="string">
            <text:p>ROL (idx)</text:p>
          </table:table-cell>
          <table:table-cell table:style-name="ce288" office:value-type="string" calcext:value-type="string">
            <text:p>rol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3</text:p>
          </table:table-cell>
          <table:table-cell table:style-name="ce321" office:value-type="string" calcext:value-type="string">
            <text:p>LSRW</text:p>
          </table:table-cell>
          <table:table-cell table:style-name="ce288" office:value-type="string" calcext:value-type="string">
            <text:p>ls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4</text:p>
          </table:table-cell>
          <table:table-cell table:style-name="ce321" office:value-type="string" calcext:value-type="string">
            <text:p>RORW</text:p>
          </table:table-cell>
          <table:table-cell table:style-name="ce288" office:value-type="string" calcext:value-type="string">
            <text:p>ro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5</text:p>
          </table:table-cell>
          <table:table-cell table:style-name="ce321" office:value-type="string" calcext:value-type="string">
            <text:p>ASRW</text:p>
          </table:table-cell>
          <table:table-cell table:style-name="ce288" office:value-type="string" calcext:value-type="string">
            <text:p>as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6</text:p>
          </table:table-cell>
          <table:table-cell table:style-name="ce321" office:value-type="string" calcext:value-type="string">
            <text:p>ASLW</text:p>
          </table:table-cell>
          <table:table-cell table:style-name="ce288" office:value-type="string" calcext:value-type="string">
            <text:p>asl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7</text:p>
          </table:table-cell>
          <table:table-cell table:style-name="ce321" office:value-type="string" calcext:value-type="string">
            <text:p>ROLW</text:p>
          </table:table-cell>
          <table:table-cell table:style-name="ce288" office:value-type="string" calcext:value-type="string">
            <text:p>rol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8</text:p>
          </table:table-cell>
          <table:table-cell table:style-name="ce321" office:value-type="string" calcext:value-type="string">
            <text:p>JMP</text:p>
          </table:table-cell>
          <table:table-cell table:style-name="ce288" office:value-type="string" calcext:value-type="string">
            <text:p>jm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9</text:p>
          </table:table-cell>
          <table:table-cell table:style-name="ce321" office:value-type="string" calcext:value-type="string">
            <text:p>JSR</text:p>
          </table:table-cell>
          <table:table-cell table:style-name="ce288" office:value-type="string" calcext:value-type="string">
            <text:p>j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A</text:p>
          </table:table-cell>
          <table:table-cell table:style-name="ce321" office:value-type="string" calcext:value-type="string">
            <text:p>BSR</text:p>
          </table:table-cell>
          <table:table-cell table:style-name="ce288" office:value-type="string" calcext:value-type="string">
            <text:p>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B</text:p>
          </table:table-cell>
          <table:table-cell table:style-name="ce321" office:value-type="string" calcext:value-type="string">
            <text:p>LBSR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C</text:p>
          </table:table-cell>
          <table:table-cell table:style-name="ce321" office:value-type="string" calcext:value-type="string">
            <text:p>DECB, JNZ</text:p>
          </table:table-cell>
          <table:table-cell table:style-name="ce288" office:value-type="string" calcext:value-type="string">
            <text:p>dec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D</text:p>
          </table:table-cell>
          <table:table-cell table:style-name="ce321" office:value-type="string" calcext:value-type="string">
            <text:p>DECX, JNZ</text:p>
          </table:table-cell>
          <table:table-cell table:style-name="ce288" office:value-type="string" calcext:value-type="string">
            <text:p>decx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E</text:p>
          </table:table-cell>
          <table:table-cell table:style-name="ce321" office:value-type="string" calcext:value-type="string">
            <text:p>NOP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6" office:value-type="string" calcext:value-type="string">
            <text:p>B0</text:p>
          </table:table-cell>
          <table:table-cell table:style-name="ce429" office:value-type="string" calcext:value-type="string">
            <text:p>ABX</text:p>
          </table:table-cell>
          <table:table-cell table:style-name="ce290" office:value-type="string" calcext:value-type="string">
            <text:p>abx</text:p>
          </table:table-cell>
          <table:table-cell table:style-name="ce290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1</text:p>
          </table:table-cell>
          <table:table-cell table:style-name="ce321" office:value-type="string" calcext:value-type="string">
            <text:p>DAA</text:p>
          </table:table-cell>
          <table:table-cell table:style-name="ce288" office:value-type="string" calcext:value-type="string">
            <text:p>da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2</text:p>
          </table:table-cell>
          <table:table-cell table:style-name="ce321" office:value-type="string" calcext:value-type="string">
            <text:p>SEX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2"/>
          <table:table-cell table:style-name="ce296"/>
        </table:table-row>
        <table:table-row table:style-name="ro7">
          <table:table-cell/>
          <table:table-cell table:style-name="ce303" office:value-type="string" calcext:value-type="string">
            <text:p>B3</text:p>
          </table:table-cell>
          <table:table-cell table:style-name="ce321" office:value-type="string" calcext:value-type="string">
            <text:p>MUL</text:p>
          </table:table-cell>
          <table:table-cell table:style-name="ce288" office:value-type="string" calcext:value-type="string">
            <text:p>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4</text:p>
          </table:table-cell>
          <table:table-cell table:style-name="ce321" office:value-type="string" calcext:value-type="string">
            <text:p>LMUL</text:p>
          </table:table-cell>
          <table:table-cell table:style-name="ce288" office:value-type="string" calcext:value-type="string">
            <text:p>l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5</text:p>
          </table:table-cell>
          <table:table-cell table:style-name="ce321" office:value-type="string" calcext:value-type="string">
            <text:p>DIV X,B</text:p>
          </table:table-cell>
          <table:table-cell table:style-name="ce288" office:value-type="string" calcext:value-type="string">
            <text:p>div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6</text:p>
          </table:table-cell>
          <table:table-cell table:style-name="ce321" office:value-type="string" calcext:value-type="string">
            <text:p>BMOVE Y,X,U</text:p>
          </table:table-cell>
          <table:table-cell table:style-name="ce288" office:value-type="string" calcext:value-type="string">
            <text:p>b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7</text:p>
          </table:table-cell>
          <table:table-cell table:style-name="ce321" office:value-type="string" calcext:value-type="string">
            <text:p>MOVE Y,X,U</text:p>
          </table:table-cell>
          <table:table-cell table:style-name="ce288" office:value-type="string" calcext:value-type="string">
            <text:p>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88" office:value-type="string" calcext:value-type="string">
            <text:p>lsr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9</text:p>
          </table:table-cell>
          <table:table-cell table:style-name="ce280" office:value-type="string" calcext:value-type="string">
            <text:p>LSRD (idx)</text:p>
          </table:table-cell>
          <table:table-cell table:style-name="ce288" office:value-type="string" calcext:value-type="string">
            <text:p>lsr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88" office:value-type="string" calcext:value-type="string">
            <text:p>ror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B</text:p>
          </table:table-cell>
          <table:table-cell table:style-name="ce280" office:value-type="string" calcext:value-type="string">
            <text:p>RORD (idx)</text:p>
          </table:table-cell>
          <table:table-cell table:style-name="ce288" office:value-type="string" calcext:value-type="string">
            <text:p>ror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88" office:value-type="string" calcext:value-type="string">
            <text:p>asr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D</text:p>
          </table:table-cell>
          <table:table-cell table:style-name="ce280" office:value-type="string" calcext:value-type="string">
            <text:p>ASRD (idx)</text:p>
          </table:table-cell>
          <table:table-cell table:style-name="ce288" office:value-type="string" calcext:value-type="string">
            <text:p>asr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88" office:value-type="string" calcext:value-type="string">
            <text:p>asl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F</text:p>
          </table:table-cell>
          <table:table-cell table:style-name="ce280" office:value-type="string" calcext:value-type="string">
            <text:p>ASLD (idx)</text:p>
          </table:table-cell>
          <table:table-cell table:style-name="ce288" office:value-type="string" calcext:value-type="string">
            <text:p>asl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91" office:value-type="string" calcext:value-type="string">
            <text:p>rold</text:p>
          </table:table-cell>
          <table:table-cell table:style-name="ce158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1</text:p>
          </table:table-cell>
          <table:table-cell table:style-name="ce280" office:value-type="string" calcext:value-type="string">
            <text:p>ROLD (idx)</text:p>
          </table:table-cell>
          <table:table-cell table:style-name="ce288" office:value-type="string" calcext:value-type="string">
            <text:p>rol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2</text:p>
          </table:table-cell>
          <table:table-cell table:style-name="ce321" office:value-type="string" calcext:value-type="string">
            <text:p>CLRD</text:p>
          </table:table-cell>
          <table:table-cell table:style-name="ce288" office:value-type="string" calcext:value-type="string">
            <text:p>negw, de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3</text:p>
          </table:table-cell>
          <table:table-cell table:style-name="ce321" office:value-type="string" calcext:value-type="string">
            <text:p>CLRW</text:p>
          </table:table-cell>
          <table:table-cell table:style-name="ce288" office:value-type="string" calcext:value-type="string">
            <text:p>cl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4</text:p>
          </table:table-cell>
          <table:table-cell table:style-name="ce321" office:value-type="string" calcext:value-type="string">
            <text:p>NEGD</text:p>
          </table:table-cell>
          <table:table-cell table:style-name="ce288" office:value-type="string" calcext:value-type="string">
            <text:p>neg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5</text:p>
          </table:table-cell>
          <table:table-cell table:style-name="ce321" office:value-type="string" calcext:value-type="string">
            <text:p>NEGW</text:p>
          </table:table-cell>
          <table:table-cell table:style-name="ce288" office:value-type="string" calcext:value-type="string">
            <text:p>neg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6</text:p>
          </table:table-cell>
          <table:table-cell table:style-name="ce321" office:value-type="string" calcext:value-type="string">
            <text:p>INCD</text:p>
          </table:table-cell>
          <table:table-cell table:style-name="ce288" office:value-type="string" calcext:value-type="string">
            <text:p>inc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7</text:p>
          </table:table-cell>
          <table:table-cell table:style-name="ce321" office:value-type="string" calcext:value-type="string">
            <text:p>INCW</text:p>
          </table:table-cell>
          <table:table-cell table:style-name="ce288" office:value-type="string" calcext:value-type="string">
            <text:p>in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8</text:p>
          </table:table-cell>
          <table:table-cell table:style-name="ce321" office:value-type="string" calcext:value-type="string">
            <text:p>DECD</text:p>
          </table:table-cell>
          <table:table-cell table:style-name="ce288" office:value-type="string" calcext:value-type="string">
            <text:p>dec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9</text:p>
          </table:table-cell>
          <table:table-cell table:style-name="ce321" office:value-type="string" calcext:value-type="string">
            <text:p>DECW</text:p>
          </table:table-cell>
          <table:table-cell table:style-name="ce288" office:value-type="string" calcext:value-type="string">
            <text:p>de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A</text:p>
          </table:table-cell>
          <table:table-cell table:style-name="ce321" office:value-type="string" calcext:value-type="string">
            <text:p>TSTD</text:p>
          </table:table-cell>
          <table:table-cell table:style-name="ce288" office:value-type="string" calcext:value-type="string">
            <text:p>tst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B</text:p>
          </table:table-cell>
          <table:table-cell table:style-name="ce321" office:value-type="string" calcext:value-type="string">
            <text:p>TSTW</text:p>
          </table:table-cell>
          <table:table-cell table:style-name="ce288" office:value-type="string" calcext:value-type="string">
            <text:p>tst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C</text:p>
          </table:table-cell>
          <table:table-cell table:style-name="ce321" office:value-type="string" calcext:value-type="string">
            <text:p>ABSA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D</text:p>
          </table:table-cell>
          <table:table-cell table:style-name="ce321" office:value-type="string" calcext:value-type="string">
            <text:p>ABSB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E</text:p>
          </table:table-cell>
          <table:table-cell table:style-name="ce321" office:value-type="string" calcext:value-type="string">
            <text:p>ABSD</text:p>
          </table:table-cell>
          <table:table-cell table:style-name="ce288" office:value-type="string" calcext:value-type="string">
            <text:p>abs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F</text:p>
          </table:table-cell>
          <table:table-cell table:style-name="ce321" office:value-type="string" calcext:value-type="string">
            <text:p>BSETA X,U</text:p>
          </table:table-cell>
          <table:table-cell table:style-name="ce288" office:value-type="string" calcext:value-type="string">
            <text:p>bse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89" office:value-type="string" calcext:value-type="string">
            <text:p>bset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21" office:value-type="string" calcext:value-type="string">
            <text:p>IRQ</text:p>
          </table:table-cell>
          <table:table-cell table:style-name="ce288" office:value-type="string" calcext:value-type="string">
            <text:p>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</text:p>
          </table:table-cell>
          <table:table-cell table:style-name="ce292" office:value-type="string" calcext:value-type="string">
            <text:p>f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</text:p>
          </table:table-cell>
          <table:table-cell table:style-name="ce292" office:value-type="string" calcext:value-type="string">
            <text:p>nmi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FIRQ</text:p>
          </table:table-cell>
          <table:table-cell table:style-name="ce292"/>
          <table:table-cell table:style-name="ce295" office:value-type="string" calcext:value-type="string">
            <text:p>FIRQ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NMI</text:p>
          </table:table-cell>
          <table:table-cell table:style-name="ce292"/>
          <table:table-cell table:style-name="ce295" office:value-type="string" calcext:value-type="string">
            <text:p>NMI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 then NMI</text:p>
          </table:table-cell>
          <table:table-cell table:style-name="ce292"/>
          <table:table-cell table:style-name="ce295" office:value-type="string" calcext:value-type="string">
            <text:p>NMI service should interrupt the F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IRQ</text:p>
          </table:table-cell>
          <table:table-cell table:style-name="ce292"/>
          <table:table-cell table:style-name="ce295" office:value-type="string" calcext:value-type="string">
            <text:p>IRQ should be ignored until NMI is finished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FIRQ</text:p>
          </table:table-cell>
          <table:table-cell table:style-name="ce292"/>
          <table:table-cell table:style-name="ce295" office:value-type="string" calcext:value-type="string">
            <text:p>FIRQ should be ignored until NMI is finished</text:p>
          </table:table-cell>
          <table:table-cell table:number-columns-repeated="3"/>
        </table:table-row>
        <table:table-row table:style-name="ro7" table:number-rows-repeated="1048364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7">00/00/0000</text:date>, <text:time style:data-style-name="N2" text:time-value="08:47:57.3349053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7T09:08:52.993012163</dc:date>
    <meta:editing-duration>P9DT22H38M11S</meta:editing-duration>
    <meta:editing-cycles>64</meta:editing-cycles>
    <meta:generator>LibreOffice/6.4.7.2$Linux_X86_64 LibreOffice_project/40$Build-2</meta:generator>
    <meta:document-statistic meta:table-count="7" meta:cell-count="6085" meta:object-count="0"/>
  </office:meta>
</office:document-meta>
</file>